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A2000000798D4125BB58FF47F73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3.669cm" fo:min-width="1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7.1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809cm" fo:min-width="5.429cm"/>
    </style:style>
    <style:style style:name="gr5" style:family="graphic" style:parent-style-name="standard">
      <style:graphic-properties draw:fill-color="#009933" draw:textarea-horizontal-align="justify" draw:textarea-vertical-align="middle" draw:auto-grow-height="false" fo:min-height="5.247cm" fo:min-width="0.875cm"/>
    </style:style>
    <style:style style:name="gr6" style:family="graphic" style:parent-style-name="standard">
      <style:graphic-properties draw:fill-color="#009933" draw:textarea-horizontal-align="justify" draw:textarea-vertical-align="middle" draw:auto-grow-height="false" fo:min-height="2.868cm" fo:min-width="5.05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0.525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04cm" fo:min-width="1.729cm"/>
    </style:style>
    <style:style style:name="gr9" style:family="graphic" style:parent-style-name="standard">
      <style:graphic-properties draw:fill-color="#333333" draw:textarea-horizontal-align="justify" draw:textarea-vertical-align="middle" draw:auto-grow-height="false" fo:min-height="0.275cm" fo:min-width="0.825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cm" fo:min-width="0.6cm"/>
    </style:style>
    <style:style style:name="gr11" style:family="graphic" style:parent-style-name="standard">
      <style:graphic-properties draw:fill-color="#330099" draw:textarea-horizontal-align="justify" draw:textarea-vertical-align="middle" draw:auto-grow-height="false" fo:min-height="1.85cm" fo:min-width="1.85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55cm" fo:min-width="1.125cm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0.706cm" fo:min-width="0.456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016cm" fo:min-width="0cm"/>
    </style:style>
    <style:style style:name="gr15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0.437cm" fo:min-width="0.45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0.387cm" fo:min-width="0.4cm" fo:padding-top="0.15cm" fo:padding-bottom="0.15cm" fo:padding-left="0.275cm" fo:padding-right="0.275cm" fo:wrap-option="no-wrap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2.675cm" fo:min-width="0cm"/>
    </style:style>
    <style:style style:name="gr18" style:family="graphic" style:parent-style-name="standard">
      <style:graphic-properties svg:stroke-width="0.15cm" draw:marker-start-width="0.425cm" draw:marker-end-width="0.425cm" draw:fill-color="#eeeeee" draw:textarea-horizontal-align="justify" draw:textarea-vertical-align="middle" draw:auto-grow-height="false" fo:min-height="0.157cm" fo:min-width="0cm" fo:padding-top="0.2cm" fo:padding-bottom="0.2cm" fo:padding-left="0.325cm" fo:padding-right="0.325cm"/>
    </style:style>
    <style:style style:name="gr19" style:family="graphic" style:parent-style-name="standard">
      <style:graphic-properties draw:fill-color="#808080" draw:textarea-horizontal-align="justify" draw:textarea-vertical-align="middle" draw:auto-grow-height="false" fo:min-height="0.925cm" fo:min-width="0.175cm"/>
    </style:style>
    <style:style style:name="gr20" style:family="graphic" style:parent-style-name="standard">
      <style:graphic-properties draw:fill-color="#808080" draw:textarea-horizontal-align="justify" draw:textarea-vertical-align="middle" draw:auto-grow-height="false" fo:min-height="0.925cm" fo:min-width="0cm"/>
    </style:style>
    <style:style style:name="gr21" style:family="graphic" style:parent-style-name="standard">
      <style:graphic-properties draw:fill-color="#006666" draw:textarea-horizontal-align="justify" draw:textarea-vertical-align="middle" draw:auto-grow-height="false" fo:min-height="2.925cm" fo:min-width="0cm"/>
    </style:style>
    <style:style style:name="gr22" style:family="graphic" style:parent-style-name="standard">
      <style:graphic-properties svg:stroke-width="0.05cm" draw:marker-start-width="0.275cm" draw:marker-end-width="0.275cm" draw:fill-color="#cccccc" draw:textarea-horizontal-align="justify" draw:textarea-vertical-align="middle" draw:auto-grow-height="false" fo:min-height="1.325cm" fo:min-width="1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-width="0.275cm" draw:marker-end-width="0.275cm" draw:fill-color="#cccccc" draw:textarea-horizontal-align="justify" draw:textarea-vertical-align="middle" draw:auto-grow-height="false" fo:min-height="1.225cm" fo:min-width="0.218cm" fo:padding-top="0.15cm" fo:padding-bottom="0.15cm" fo:padding-left="0.275cm" fo:padding-right="0.275cm"/>
    </style:style>
    <style:style style:name="gr24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b2b2b2" draw:textarea-horizontal-align="justify" draw:textarea-vertical-align="middle" draw:auto-grow-height="false" fo:min-height="1.6cm" fo:min-width="1.175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1.6cm" fo:min-width="1.25cm"/>
    </style:style>
    <style:style style:name="gr27" style:family="graphic" style:parent-style-name="standard">
      <style:graphic-properties svg:stroke-width="0.05cm" draw:marker-start-width="0.275cm" draw:marker-end-width="0.275cm" draw:fill-color="#ffffff" draw:textarea-horizontal-align="justify" draw:textarea-vertical-align="middle" draw:auto-grow-height="false" fo:min-height="0.527cm" fo:min-width="0.576cm" fo:padding-top="0.15cm" fo:padding-bottom="0.15cm" fo:padding-left="0.275cm" fo:padding-right="0.275cm" fo:wrap-option="no-wrap"/>
    </style:style>
    <style:style style:name="gr28" style:family="graphic" style:parent-style-name="standard">
      <style:graphic-properties draw:fill-color="#009999" draw:textarea-horizontal-align="justify" draw:textarea-vertical-align="middle" draw:auto-grow-height="false" fo:min-height="2.925cm" fo:min-width="0.5cm"/>
    </style:style>
    <style:style style:name="gr29" style:family="graphic" style:parent-style-name="standard">
      <style:graphic-properties draw:fill-color="#006666" draw:textarea-horizontal-align="justify" draw:textarea-vertical-align="middle" draw:auto-grow-height="false" fo:min-height="1.041cm" fo:min-width="2.491cm"/>
    </style:style>
    <style:style style:name="gr30" style:family="graphic" style:parent-style-name="standard">
      <style:graphic-properties svg:stroke-width="0.1cm" draw:marker-start-width="0.35cm" draw:marker-end-width="0.35cm" draw:fill-color="#66ffff" draw:textarea-horizontal-align="justify" draw:textarea-vertical-align="middle" draw:auto-grow-height="false" fo:min-height="1.916cm" fo:min-width="0.732cm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-width="0.35cm" draw:fill-color="#66ffff" draw:textarea-horizontal-align="justify" draw:textarea-vertical-align="middle" draw:auto-grow-height="false" fo:min-height="1.432cm" fo:min-width="0.732cm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fill-color="#66ffff" draw:textarea-horizontal-align="justify" draw:textarea-vertical-align="middle" draw:auto-grow-height="false" fo:min-height="1.916cm" fo:min-width="0.733cm" fo:padding-top="0.175cm" fo:padding-bottom="0.175cm" fo:padding-left="0.3cm" fo:padding-right="0.3cm"/>
    </style:style>
    <style:style style:name="gr33" style:family="graphic" style:parent-style-name="standard">
      <style:graphic-properties svg:stroke-width="0.1cm" draw:marker-start-width="0.35cm" draw:marker-end-width="0.35cm" draw:fill-color="#66ffff" draw:textarea-horizontal-align="justify" draw:textarea-vertical-align="middle" draw:auto-grow-height="false" fo:min-height="1.401cm" fo:min-width="0.697cm" fo:padding-top="0.175cm" fo:padding-bottom="0.175cm" fo:padding-left="0.3cm" fo:padding-right="0.3cm"/>
    </style:style>
    <style:style style:name="gr34" style:family="graphic" style:parent-style-name="standard">
      <style:graphic-properties draw:fill-color="#99ffff" draw:textarea-horizontal-align="justify" draw:textarea-vertical-align="middle" draw:auto-grow-height="false" fo:min-height="1.005cm" fo:min-width="0.42cm" draw:shadow="hidden"/>
    </style:style>
    <style:style style:name="gr35" style:family="graphic" style:parent-style-name="standard">
      <style:graphic-properties draw:fill-color="#b2b2b2" draw:textarea-horizontal-align="justify" draw:textarea-vertical-align="middle" draw:auto-grow-height="false" fo:min-height="4.05cm" fo:min-width="1.175cm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4.05cm" fo:min-width="1.25cm"/>
    </style:style>
    <style:style style:name="gr37" style:family="graphic" style:parent-style-name="standard">
      <style:graphic-properties draw:fill-color="#b2b2b2" draw:textarea-horizontal-align="justify" draw:textarea-vertical-align="middle" draw:auto-grow-height="false" fo:min-height="1.733cm" fo:min-width="0.208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 fo:min-height="0.2cm" fo:min-width="0cm"/>
    </style:style>
    <style:style style:name="gr39" style:family="graphic" style:parent-style-name="standard">
      <style:graphic-properties draw:fill-color="#cccc99" draw:textarea-horizontal-align="justify" draw:textarea-vertical-align="middle" draw:auto-grow-height="false" fo:min-height="0cm" fo:min-width="0.113cm"/>
    </style:style>
    <style:style style:name="gr40" style:family="graphic" style:parent-style-name="standard">
      <style:graphic-properties draw:fill-color="#666666" draw:textarea-horizontal-align="justify" draw:textarea-vertical-align="middle" draw:auto-grow-height="false" fo:min-height="0.051cm" fo:min-width="0cm"/>
    </style:style>
    <style:style style:name="gr41" style:family="graphic" style:parent-style-name="standard">
      <style:graphic-properties draw:fill-color="#339966" draw:textarea-horizontal-align="justify" draw:textarea-vertical-align="middle" draw:auto-grow-height="false" fo:min-height="0.699cm" fo:min-width="0cm"/>
    </style:style>
    <style:style style:name="gr42" style:family="graphic" style:parent-style-name="objectwithoutfill">
      <style:graphic-properties svg:stroke-width="0.05cm" svg:stroke-color="#b2b2b2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fill-color="#009933" draw:textarea-horizontal-align="justify" draw:textarea-vertical-align="middle" draw:auto-grow-height="false" fo:min-height="0.795cm" fo:min-width="1.36cm"/>
    </style:style>
    <style:style style:name="gr44" style:family="graphic" style:parent-style-name="standard">
      <style:graphic-properties draw:fill-color="#ffff99" draw:textarea-horizontal-align="justify" draw:textarea-vertical-align="middle" draw:auto-grow-height="false" fo:min-height="0.01cm" fo:min-width="0cm"/>
    </style:style>
    <style:style style:name="gr45" style:family="graphic" style:parent-style-name="standard">
      <style:graphic-properties draw:fill-color="#ffff99" draw:textarea-horizontal-align="justify" draw:textarea-vertical-align="middle" draw:auto-grow-height="false" fo:min-height="0.454cm" fo:min-width="0.288cm"/>
    </style:style>
    <style:style style:name="gr46" style:family="graphic" style:parent-style-name="standard">
      <style:graphic-properties draw:fill-color="#ffff99" draw:textarea-horizontal-align="justify" draw:textarea-vertical-align="middle" draw:auto-grow-height="false" fo:min-height="0.353cm" fo:min-width="0.044cm"/>
    </style:style>
    <style:style style:name="gr47" style:family="graphic" style:parent-style-name="standard">
      <style:graphic-properties draw:fill-color="#ffff99" draw:textarea-horizontal-align="justify" draw:textarea-vertical-align="middle" draw:auto-grow-height="false" fo:min-height="0.071cm" fo:min-width="0cm"/>
    </style:style>
    <style:style style:name="gr48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fill-color="#ffff99" draw:textarea-horizontal-align="justify" draw:textarea-vertical-align="middle" draw:auto-grow-height="false" fo:min-height="0.731cm" fo:min-width="0cm"/>
    </style:style>
    <style:style style:name="gr50" style:family="graphic" style:parent-style-name="standard">
      <style:graphic-properties svg:stroke-width="0.15cm" draw:marker-start-width="0.425cm" draw:marker-end-width="0.425cm" draw:fill-color="#ffff99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51" style:family="graphic" style:parent-style-name="standard">
      <style:graphic-properties draw:fill-color="#ffff99" draw:textarea-horizontal-align="justify" draw:textarea-vertical-align="middle" draw:auto-grow-height="false" fo:min-height="0.144cm" fo:min-width="0cm"/>
    </style:style>
    <style:style style:name="gr52" style:family="graphic" style:parent-style-name="standard">
      <style:graphic-properties draw:fill-color="#ff6666" draw:textarea-horizontal-align="justify" draw:textarea-vertical-align="middle" draw:auto-grow-height="false" fo:min-height="1.093cm" fo:min-width="3.426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8cm" fo:min-width="4.47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84cm" fo:min-width="13.704cm"/>
    </style:style>
    <style:style style:name="gr55" style:family="graphic" style:parent-style-name="standard">
      <style:graphic-properties draw:fill-color="#006666" draw:textarea-horizontal-align="justify" draw:textarea-vertical-align="middle" draw:auto-grow-height="false" fo:min-height="0.814cm" fo:min-width="0cm"/>
    </style:style>
    <style:style style:name="gr56" style:family="graphic" style:parent-style-name="standard">
      <style:graphic-properties svg:stroke-width="0.05cm" draw:marker-start-width="0.275cm" draw:marker-end-width="0.275cm" draw:fill-color="#cccccc" draw:textarea-horizontal-align="justify" draw:textarea-vertical-align="middle" draw:auto-grow-height="false" fo:min-height="0.245cm" fo:min-width="0cm" fo:padding-top="0.15cm" fo:padding-bottom="0.15cm" fo:padding-left="0.275cm" fo:padding-right="0.275cm"/>
    </style:style>
    <style:style style:name="gr57" style:family="graphic" style:parent-style-name="standard">
      <style:graphic-properties draw:fill-color="#b2b2b2" draw:textarea-horizontal-align="justify" draw:textarea-vertical-align="middle" draw:auto-grow-height="false" fo:min-height="0.37cm" fo:min-width="0.062cm"/>
    </style:style>
    <style:style style:name="gr58" style:family="graphic" style:parent-style-name="standard">
      <style:graphic-properties draw:fill-color="#eeeeee" draw:textarea-horizontal-align="justify" draw:textarea-vertical-align="middle" draw:auto-grow-height="false" fo:min-height="0.37cm" fo:min-width="0.086cm"/>
    </style:style>
    <style:style style:name="gr59" style:family="graphic" style:parent-style-name="standard">
      <style:graphic-properties draw:fill-color="#009999" draw:textarea-horizontal-align="justify" draw:textarea-vertical-align="middle" draw:auto-grow-height="false" fo:min-height="0.814cm" fo:min-width="0cm"/>
    </style:style>
    <style:style style:name="gr60" style:family="graphic" style:parent-style-name="standard">
      <style:graphic-properties draw:fill-color="#006666" draw:textarea-horizontal-align="justify" draw:textarea-vertical-align="middle" draw:auto-grow-height="false" fo:min-height="0.184cm" fo:min-width="0.504cm"/>
    </style:style>
    <style:style style:name="gr61" style:family="graphic" style:parent-style-name="standard">
      <style:graphic-properties svg:stroke-width="0.1cm" draw:marker-start-width="0.35cm" draw:marker-end-width="0.35cm" draw:fill-color="#66ffff" draw:textarea-horizontal-align="justify" draw:textarea-vertical-align="middle" draw:auto-grow-height="false" fo:min-height="0.41cm" fo:min-width="0cm" fo:padding-top="0.175cm" fo:padding-bottom="0.175cm" fo:padding-left="0.3cm" fo:padding-right="0.3cm"/>
    </style:style>
    <style:style style:name="gr62" style:family="graphic" style:parent-style-name="standard">
      <style:graphic-properties svg:stroke-width="0.1cm" draw:marker-start-width="0.35cm" draw:marker-end-width="0.35cm" draw:fill-color="#66ffff" draw:textarea-horizontal-align="justify" draw:textarea-vertical-align="middle" draw:auto-grow-height="false" fo:min-height="0.248cm" fo:min-width="0cm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35cm" draw:marker-end-width="0.35cm" draw:fill-color="#66ffff" draw:textarea-horizontal-align="justify" draw:textarea-vertical-align="middle" draw:auto-grow-height="false" fo:min-height="0.237cm" fo:min-width="0cm" fo:padding-top="0.175cm" fo:padding-bottom="0.175cm" fo:padding-left="0.3cm" fo:padding-right="0.3cm"/>
    </style:style>
    <style:style style:name="gr64" style:family="graphic" style:parent-style-name="standard">
      <style:graphic-properties svg:stroke-width="0.05cm" draw:marker-start-width="0.275cm" draw:marker-end-width="0.275cm" draw:fill-color="#cccccc" draw:textarea-horizontal-align="justify" draw:textarea-vertical-align="middle" draw:auto-grow-height="false" fo:min-height="0.244cm" fo:min-width="0cm" fo:padding-top="0.15cm" fo:padding-bottom="0.15cm" fo:padding-left="0.275cm" fo:padding-right="0.275cm"/>
    </style:style>
    <style:style style:name="gr65" style:family="graphic" style:parent-style-name="standard">
      <style:graphic-properties draw:fill-color="#b2b2b2" draw:textarea-horizontal-align="justify" draw:textarea-vertical-align="middle" draw:auto-grow-height="false" fo:min-height="1.191cm" fo:min-width="0.06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1.191cm" fo:min-width="0.087cm"/>
    </style:style>
    <style:style style:name="gr67" style:family="graphic" style:parent-style-name="standard">
      <style:graphic-properties draw:fill-color="#b2b2b2" draw:textarea-horizontal-align="justify" draw:textarea-vertical-align="middle" draw:auto-grow-height="false" fo:min-height="0.414cm" fo:min-width="0cm"/>
    </style:style>
    <style:style style:name="gr68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draw:fill-color="#009933" draw:textarea-horizontal-align="justify" draw:textarea-vertical-align="middle" draw:auto-grow-height="false" fo:min-height="1.592cm" fo:min-width="0cm"/>
    </style:style>
    <style:style style:name="gr70" style:family="graphic" style:parent-style-name="standard">
      <style:graphic-properties draw:fill-color="#330099" draw:textarea-horizontal-align="justify" draw:textarea-vertical-align="middle" draw:auto-grow-height="false" fo:min-height="0.453cm" fo:min-width="0.287cm"/>
    </style:style>
    <style:style style:name="gr71" style:family="graphic" style:parent-style-name="standard">
      <style:graphic-properties draw:fill-color="#eeeeee" draw:textarea-horizontal-align="justify" draw:textarea-vertical-align="middle" draw:auto-grow-height="false" fo:min-height="0.353cm" fo:min-width="0.045cm"/>
    </style:style>
    <style:style style:name="gr72" style:family="graphic" style:parent-style-name="standard">
      <style:graphic-properties draw:fill-color="#333333" draw:textarea-horizontal-align="justify" draw:textarea-vertical-align="middle" draw:auto-grow-height="false" fo:min-height="0.071cm" fo:min-width="0cm"/>
    </style:style>
    <style:style style:name="gr73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draw:fill-color="#808080" draw:textarea-horizontal-align="justify" draw:textarea-vertical-align="middle" draw:auto-grow-height="false" fo:min-height="0.144cm" fo:min-width="0cm"/>
    </style:style>
    <style:style style:name="gr75" style:family="graphic" style:parent-style-name="standard">
      <style:graphic-properties draw:fill-color="#808080" draw:textarea-horizontal-align="justify" draw:textarea-vertical-align="middle" draw:auto-grow-height="false" fo:min-height="0.143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4cm" fo:min-width="8.427cm"/>
    </style:style>
    <style:style style:name="gr77" style:family="graphic" style:parent-style-name="standard">
      <style:graphic-properties draw:fill-color="#ffff99" draw:textarea-horizontal-align="justify" draw:textarea-vertical-align="middle" draw:auto-grow-height="false" fo:min-height="0.009cm" fo:min-width="0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454cm" fo:min-width="0.287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354cm" fo:min-width="0.045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07cm" fo:min-width="0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143cm" fo:min-width="0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144cm" fo:min-width="0cm"/>
    </style:style>
    <style:style style:name="gr84" style:family="graphic" style:parent-style-name="standard">
      <style:graphic-properties draw:fill-color="#000000" draw:textarea-horizontal-align="justify" draw:textarea-vertical-align="middle" draw:auto-grow-height="false" fo:min-height="0.828cm" fo:min-width="0.706cm"/>
    </style:style>
    <style:style style:name="gr85" style:family="graphic" style:parent-style-name="standard">
      <style:graphic-properties draw:textarea-horizontal-align="justify" draw:textarea-vertical-align="middle" draw:auto-grow-height="false" fo:min-height="0.943cm" fo:min-width="0.838cm"/>
    </style:style>
    <style:style style:name="gr86" style:family="graphic" style:parent-style-name="standard">
      <style:graphic-properties draw:fill-color="#333333" draw:textarea-horizontal-align="justify" draw:textarea-vertical-align="middle" draw:auto-grow-height="false" fo:min-height="0.524cm" fo:min-width="1.763cm"/>
    </style:style>
    <style:style style:name="gr87" style:family="graphic" style:parent-style-name="standard">
      <style:graphic-properties draw:fill-color="#009933" draw:textarea-horizontal-align="justify" draw:textarea-vertical-align="middle" draw:auto-grow-height="false" fo:min-height="0.107cm" fo:min-width="0cm"/>
    </style:style>
    <style:style style:name="gr88" style:family="graphic" style:parent-style-name="standard">
      <style:graphic-properties draw:fill-color="#009933" draw:textarea-horizontal-align="justify" draw:textarea-vertical-align="middle" draw:auto-grow-height="false" fo:min-height="0cm" fo:min-width="0.09cm"/>
    </style:style>
    <style:style style:name="gr89" style:family="graphic" style:parent-style-name="standard">
      <style:graphic-properties draw:fill-color="#330099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draw:fill-color="#333333"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svg:stroke-width="0.15cm" draw:marker-start-width="0.425cm" draw:marker-end-width="0.425cm" draw:fill-color="#eeeee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92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draw:fill-color="#009933" draw:textarea-horizontal-align="justify" draw:textarea-vertical-align="middle" draw:auto-grow-height="false" fo:min-height="0.106cm" fo:min-width="0cm"/>
    </style:style>
    <style:style style:name="gr94" style:family="graphic" style:parent-style-name="standard">
      <style:graphic-properties draw:fill-color="#009933" draw:textarea-horizontal-align="justify" draw:textarea-vertical-align="middle" draw:auto-grow-height="false" fo:min-height="0cm" fo:min-width="0.091cm"/>
    </style:style>
    <style:style style:name="gr95" style:family="graphic" style:parent-style-name="standard">
      <style:graphic-properties draw:fill-color="#009933" draw:textarea-horizontal-align="justify" draw:textarea-vertical-align="middle" draw:auto-grow-height="false" fo:min-height="0.112cm" fo:min-width="0cm"/>
    </style:style>
    <style:style style:name="gr96" style:family="graphic" style:parent-style-name="standard">
      <style:graphic-properties draw:fill-color="#009933" draw:textarea-horizontal-align="justify" draw:textarea-vertical-align="middle" draw:auto-grow-height="false" fo:min-height="0.109cm" fo:min-width="0cm"/>
    </style:style>
    <style:style style:name="gr97" style:family="graphic" style:parent-style-name="standard">
      <style:graphic-properties draw:fill-color="#dddddd" draw:opacity="50%" draw:textarea-horizontal-align="justify" draw:textarea-vertical-align="middle" draw:auto-grow-height="false" fo:min-height="0.523cm" fo:min-width="1.764cm" draw:shadow-opacity="50%"/>
    </style:style>
    <style:style style:name="gr98" style:family="graphic" style:parent-style-name="standard">
      <style:graphic-properties draw:fill-color="#999999" draw:textarea-horizontal-align="justify" draw:textarea-vertical-align="middle" draw:auto-grow-height="false" fo:min-height="0.015cm" fo:min-width="0.021cm"/>
    </style:style>
    <style:style style:name="gr99" style:family="graphic" style:parent-style-name="standard">
      <style:graphic-properties draw:fill-color="#999999" draw:textarea-horizontal-align="justify" draw:textarea-vertical-align="middle" draw:auto-grow-height="false" fo:min-height="0cm" fo:min-width="0cm"/>
    </style:style>
    <style:style style:name="gr10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01" style:family="graphic" style:parent-style-name="standard">
      <style:graphic-properties draw:fill-color="#009933" draw:textarea-horizontal-align="justify" draw:textarea-vertical-align="middle" draw:auto-grow-height="false" fo:min-height="1.222cm" fo:min-width="0.106cm"/>
    </style:style>
    <style:style style:name="gr102" style:family="graphic" style:parent-style-name="standard">
      <style:graphic-properties draw:fill-color="#009933" draw:textarea-horizontal-align="justify" draw:textarea-vertical-align="middle" draw:auto-grow-height="false" fo:min-height="0.589cm" fo:min-width="1.941cm"/>
    </style:style>
    <style:style style:name="gr103" style:family="graphic" style:parent-style-name="standard">
      <style:graphic-properties draw:fill-color="#330099" draw:textarea-horizontal-align="justify" draw:textarea-vertical-align="middle" draw:auto-grow-height="false" fo:min-height="0.316cm" fo:min-width="0.532cm"/>
    </style:style>
    <style:style style:name="gr104" style:family="graphic" style:parent-style-name="standard">
      <style:graphic-properties draw:fill-color="#eeeeee" draw:textarea-horizontal-align="justify" draw:textarea-vertical-align="middle" draw:auto-grow-height="false" fo:min-height="0.236cm" fo:min-width="0.213cm"/>
    </style:style>
    <style:style style:name="gr105" style:family="graphic" style:parent-style-name="standard">
      <style:graphic-properties draw:fill-color="#333333" draw:textarea-horizontal-align="justify" draw:textarea-vertical-align="middle" draw:auto-grow-height="false" fo:min-height="0.005cm" fo:min-width="0cm"/>
    </style:style>
    <style:style style:name="gr106" style:family="graphic" style:parent-style-name="standard">
      <style:graphic-properties draw:fill-color="#ffff99" draw:textarea-horizontal-align="justify" draw:textarea-vertical-align="middle" draw:auto-grow-height="false" fo:min-height="0.523cm" fo:min-width="0cm"/>
    </style:style>
    <style:style style:name="gr107" style:family="graphic" style:parent-style-name="standard">
      <style:graphic-properties draw:fill-color="#808080" draw:textarea-horizontal-align="justify" draw:textarea-vertical-align="middle" draw:auto-grow-height="false" fo:min-height="0.067cm" fo:min-width="0cm"/>
    </style:style>
    <style:style style:name="gr108" style:family="graphic" style:parent-style-name="standard">
      <style:graphic-properties draw:fill-color="#808080" draw:textarea-horizontal-align="justify" draw:textarea-vertical-align="middle" draw:auto-grow-height="false" fo:min-height="0.068cm" fo:min-width="0cm"/>
    </style:style>
    <style:style style:name="gr109" style:family="graphic" style:parent-style-name="standard">
      <style:graphic-properties draw:fill-color="#808080" draw:textarea-horizontal-align="justify" draw:textarea-vertical-align="middle" draw:auto-grow-height="false" fo:min-height="0.069cm" fo:min-width="0cm"/>
    </style:style>
    <style:style style:name="gr110" style:family="graphic" style:parent-style-name="standard">
      <style:graphic-properties draw:fill-color="#808080" draw:textarea-horizontal-align="justify" draw:textarea-vertical-align="middle" draw:auto-grow-height="false" fo:min-height="0.66cm" fo:min-width="0cm"/>
    </style:style>
    <style:style style:name="gr111" style:family="graphic" style:parent-style-name="objectwithoutfill">
      <style:graphic-properties svg:stroke-width="0.15cm" draw:marker-start-width="0.425cm" draw:marker-end-width="0.425cm" draw:fill="none" draw:textarea-vertical-align="middle" fo:padding-top="0.2cm" fo:padding-bottom="0.2cm" fo:padding-left="0.325cm" fo:padding-right="0.325cm"/>
    </style:style>
    <style:style style:name="gr112" style:family="graphic" style:parent-style-name="standard">
      <style:graphic-properties draw:fill-color="#009933" draw:textarea-horizontal-align="justify" draw:textarea-vertical-align="middle" draw:auto-grow-height="false" fo:min-height="1.959cm" fo:min-width="0.47cm"/>
    </style:style>
    <style:style style:name="gr113" style:family="graphic" style:parent-style-name="standard">
      <style:graphic-properties draw:fill-color="#009933" draw:textarea-horizontal-align="justify" draw:textarea-vertical-align="middle" draw:auto-grow-height="false" fo:min-height="1.007cm" fo:min-width="3.398cm"/>
    </style:style>
    <style:style style:name="gr114" style:family="graphic" style:parent-style-name="standard">
      <style:graphic-properties draw:fill-color="#ffff99" draw:textarea-horizontal-align="justify" draw:textarea-vertical-align="middle" draw:auto-grow-height="false" fo:min-height="0.062cm" fo:min-width="0cm"/>
    </style:style>
    <style:style style:name="gr115" style:family="graphic" style:parent-style-name="standard">
      <style:graphic-properties draw:fill-color="#ffff99" draw:textarea-horizontal-align="justify" draw:textarea-vertical-align="middle" draw:auto-grow-height="false" fo:min-height="0.065cm" fo:min-width="0cm"/>
    </style:style>
    <style:style style:name="gr116" style:family="graphic" style:parent-style-name="standard">
      <style:graphic-properties draw:fill-color="#ffff99" draw:textarea-horizontal-align="justify" draw:textarea-vertical-align="middle" draw:auto-grow-height="false" fo:min-height="0.047cm" fo:min-width="0cm"/>
    </style:style>
    <style:style style:name="gr117" style:family="graphic" style:parent-style-name="standard">
      <style:graphic-properties draw:fill-color="#ffff99" draw:textarea-horizontal-align="justify" draw:textarea-vertical-align="middle" draw:auto-grow-height="false" fo:min-height="0.056cm" fo:min-width="0cm"/>
    </style:style>
    <style:style style:name="gr118" style:family="graphic" style:parent-style-name="standard">
      <style:graphic-properties draw:fill-color="#ffff99" draw:textarea-horizontal-align="justify" draw:textarea-vertical-align="middle" draw:auto-grow-height="false" fo:min-height="0.06cm" fo:min-width="0cm"/>
    </style:style>
    <style:style style:name="gr119" style:family="graphic" style:parent-style-name="standard">
      <style:graphic-properties draw:fill-color="#ffff99" draw:textarea-horizontal-align="justify" draw:textarea-vertical-align="middle" draw:auto-grow-height="false" fo:min-height="0.068cm" fo:min-width="0cm"/>
    </style:style>
    <style:style style:name="gr120" style:family="graphic" style:parent-style-name="standard">
      <style:graphic-properties draw:fill-color="#ffff99" draw:textarea-horizontal-align="justify" draw:textarea-vertical-align="middle" draw:auto-grow-height="false" fo:min-height="0.063cm" fo:min-width="0cm"/>
    </style:style>
    <style:style style:name="gr121" style:family="graphic" style:parent-style-name="standard">
      <style:graphic-properties draw:fill-color="#330099" draw:textarea-horizontal-align="justify" draw:textarea-vertical-align="middle" draw:auto-grow-height="false" fo:min-height="0.6cm" fo:min-width="1.148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0.482cm" fo:min-width="0.639cm"/>
    </style:style>
    <style:style style:name="gr123" style:family="graphic" style:parent-style-name="standard">
      <style:graphic-properties draw:fill-color="#333333" draw:textarea-horizontal-align="justify" draw:textarea-vertical-align="middle" draw:auto-grow-height="false" fo:min-height="0.131cm" fo:min-width="0.171cm" draw:shadow="hidden"/>
    </style:style>
    <style:style style:name="gr124" style:family="graphic" style:parent-style-name="standard">
      <style:graphic-properties draw:fill-color="#dddddd" draw:textarea-horizontal-align="justify" draw:textarea-vertical-align="middle" draw:auto-grow-height="false" fo:min-height="0cm" fo:min-width="0cm" draw:shadow="hidden"/>
    </style:style>
    <style:style style:name="gr125" style:family="graphic" style:parent-style-name="standard">
      <style:graphic-properties draw:fill-color="#ffff99" draw:textarea-horizontal-align="justify" draw:textarea-vertical-align="middle" draw:auto-grow-height="false" fo:min-height="0.909cm" fo:min-width="0cm"/>
    </style:style>
    <style:style style:name="gr126" style:family="graphic" style:parent-style-name="standard">
      <style:graphic-properties svg:stroke-width="0.15cm" draw:marker-start-width="0.425cm" draw:marker-end-width="0.425cm" draw:fill-color="#eeeeee" draw:textarea-horizontal-align="justify" draw:textarea-vertical-align="middle" draw:auto-grow-height="false" fo:min-height="0cm" fo:min-width="0cm" fo:padding-top="0.2cm" fo:padding-bottom="0.2cm" fo:padding-left="0.325cm" fo:padding-right="0.325cm" draw:shadow="hidden"/>
    </style:style>
    <style:style style:name="gr127" style:family="graphic" style:parent-style-name="standard">
      <style:graphic-properties draw:fill-color="#808080" draw:textarea-horizontal-align="justify" draw:textarea-vertical-align="middle" draw:auto-grow-height="false" fo:min-height="0.227cm" fo:min-width="0cm"/>
    </style:style>
    <style:style style:name="gr128" style:family="graphic" style:parent-style-name="standard">
      <style:graphic-properties draw:fill-color="#808080" draw:textarea-horizontal-align="justify" draw:textarea-vertical-align="middle" draw:auto-grow-height="false" fo:min-height="0.225cm" fo:min-width="0cm"/>
    </style:style>
    <style:style style:name="gr129" style:family="graphic" style:parent-style-name="standard">
      <style:graphic-properties draw:fill-color="#808080" draw:textarea-horizontal-align="justify" draw:textarea-vertical-align="middle" draw:auto-grow-height="false" fo:min-height="0.229cm" fo:min-width="0cm"/>
    </style:style>
    <style:style style:name="gr130" style:family="graphic" style:parent-style-name="standard">
      <style:graphic-properties draw:fill-color="#ffff00" draw:textarea-horizontal-align="justify" draw:textarea-vertical-align="middle" draw:auto-grow-height="false" fo:min-height="0.116cm" fo:min-width="0cm"/>
    </style:style>
    <style:style style:name="gr131" style:family="graphic" style:parent-style-name="standard">
      <style:graphic-properties draw:fill-color="#ffff00" draw:textarea-horizontal-align="justify" draw:textarea-vertical-align="middle" draw:auto-grow-height="false" fo:min-height="0.115cm" fo:min-width="0cm"/>
    </style:style>
    <style:style style:name="gr132" style:family="graphic" style:parent-style-name="standard">
      <style:graphic-properties draw:fill-color="#cccc99" draw:textarea-horizontal-align="justify" draw:textarea-vertical-align="middle" draw:auto-grow-height="false" fo:min-height="0.077cm" fo:min-width="0cm"/>
    </style:style>
    <style:style style:name="gr133" style:family="graphic" style:parent-style-name="standard">
      <style:graphic-properties draw:fill-color="#339966" draw:textarea-horizontal-align="justify" draw:textarea-vertical-align="middle" draw:auto-grow-height="false" fo:min-height="0.288cm" fo:min-width="0cm"/>
    </style:style>
    <style:style style:name="gr134" style:family="graphic" style:parent-style-name="standard">
      <style:graphic-properties draw:fill-color="#666666" draw:textarea-horizontal-align="justify" draw:textarea-vertical-align="middle" draw:auto-grow-height="false" fo:min-height="3.439cm" fo:min-width="1.462cm"/>
    </style:style>
    <style:style style:name="gr135" style:family="graphic" style:parent-style-name="standard">
      <style:graphic-properties draw:fill-color="#333333" draw:textarea-horizontal-align="justify" draw:textarea-vertical-align="middle" draw:auto-grow-height="false" fo:min-height="3.361cm" fo:min-width="1.462cm"/>
    </style:style>
    <style:style style:name="gr136" style:family="graphic" style:parent-style-name="standard">
      <style:graphic-properties draw:fill-color="#00ccff" draw:textarea-horizontal-align="justify" draw:textarea-vertical-align="middle" draw:auto-grow-height="false" fo:min-height="2.341cm" fo:min-width="1.279cm"/>
    </style:style>
    <style:style style:name="gr137" style:family="graphic" style:parent-style-name="standard">
      <style:graphic-properties draw:stroke="none" draw:fill-color="#000000" draw:textarea-horizontal-align="justify" draw:textarea-vertical-align="middle" draw:auto-grow-height="false" fo:min-height="0.15cm" fo:min-width="0.7cm"/>
    </style:style>
    <style:style style:name="gr138" style:family="graphic" style:parent-style-name="standard">
      <style:graphic-properties draw:stroke="none" draw:fill-color="#ffcc00" draw:textarea-vertical-align="middle" draw:auto-grow-height="false" fo:min-height="2.455cm" fo:min-width="2.205cm"/>
    </style:style>
    <style:style style:name="gr139" style:family="graphic" style:parent-style-name="standard">
      <style:graphic-properties draw:stroke="none" draw:fill-color="#ffffff" draw:textarea-vertical-align="middle" draw:auto-grow-height="false" fo:min-height="2.093cm" fo:min-width="1.843cm"/>
    </style:style>
    <style:style style:name="gr140" style:family="graphic" style:parent-style-name="standard">
      <style:graphic-properties draw:stroke="none" draw:fill-color="#ffcc00" draw:textarea-vertical-align="middle" draw:auto-grow-height="false" fo:min-height="1.678cm" fo:min-width="1.427cm"/>
    </style:style>
    <style:style style:name="gr141" style:family="graphic" style:parent-style-name="standard">
      <style:graphic-properties draw:stroke="none" draw:fill-color="#ffffff" draw:textarea-vertical-align="middle" draw:auto-grow-height="false" fo:min-height="1.304cm" fo:min-width="1.054cm"/>
    </style:style>
    <style:style style:name="gr142" style:family="graphic" style:parent-style-name="standard">
      <style:graphic-properties draw:stroke="none" draw:fill-color="#ffcc00" draw:textarea-vertical-align="middle" draw:auto-grow-height="false" fo:min-height="0.921cm" fo:min-width="0.671cm"/>
    </style:style>
    <style:style style:name="gr143" style:family="graphic" style:parent-style-name="standard">
      <style:graphic-properties draw:stroke="none" draw:fill-color="#ffffff" draw:textarea-vertical-align="middle" draw:auto-grow-height="false" fo:min-height="0.546cm" fo:min-width="0.252cm"/>
    </style:style>
    <style:style style:name="gr144" style:family="graphic" style:parent-style-name="standard">
      <style:graphic-properties draw:stroke="none" draw:fill="solid" draw:fill-color="#ffcc00" draw:textarea-horizontal-align="justify" draw:textarea-vertical-align="middle" draw:auto-grow-height="false" fo:min-height="0cm" fo:min-width="0cm"/>
    </style:style>
    <style:style style:name="gr145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4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7" style:family="graphic" style:parent-style-name="standard">
      <style:graphic-properties draw:fill-color="#333333" draw:textarea-horizontal-align="justify" draw:textarea-vertical-align="middle" draw:auto-grow-height="false" fo:min-height="1.7cm" fo:min-width="0.825cm"/>
    </style:style>
    <style:style style:name="gr148" style:family="graphic" style:parent-style-name="standard">
      <style:graphic-properties draw:fill-color="#dddddd" draw:textarea-horizontal-align="justify" draw:textarea-vertical-align="middle" draw:auto-grow-height="false" fo:min-height="0.3cm" fo:min-width="0.525cm"/>
    </style:style>
    <style:style style:name="gr149" style:family="graphic" style:parent-style-name="standard">
      <style:graphic-properties draw:fill-color="#666666" draw:textarea-horizontal-align="justify" draw:textarea-vertical-align="middle" draw:auto-grow-height="false" fo:min-height="0.475cm" fo:min-width="0.2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9933"/>
      <style:paragraph-properties fo:text-align="center"/>
    </style:style>
    <style:style style:name="P5" style:family="paragraph">
      <loext:graphic-properties draw:fill-color="#ffff99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330099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006666"/>
      <style:paragraph-properties fo:text-align="center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666666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loext:graphic-properties draw:fill-color="#009999"/>
      <style:paragraph-properties fo:text-align="center"/>
    </style:style>
    <style:style style:name="P18" style:family="paragraph">
      <loext:graphic-properties draw:fill-color="#66ffff"/>
      <style:paragraph-properties fo:text-align="center"/>
    </style:style>
    <style:style style:name="P19" style:family="paragraph">
      <loext:graphic-properties draw:fill-color="#99ffff"/>
      <style:paragraph-properties fo:text-align="center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-color="#cccc99"/>
      <style:paragraph-properties fo:text-align="center"/>
    </style:style>
    <style:style style:name="P22" style:family="paragraph">
      <loext:graphic-properties draw:fill-color="#339966"/>
      <style:paragraph-properties fo:text-align="center"/>
    </style:style>
    <style:style style:name="P23" style:family="paragraph">
      <loext:graphic-properties draw:fill-color="#ff6666"/>
      <style:paragraph-properties fo:text-align="center"/>
    </style:style>
    <style:style style:name="P24" style:family="paragraph">
      <style:text-properties fo:font-size="13pt" style:font-size-asian="13pt" style:font-size-complex="13pt"/>
    </style:style>
    <style:style style:name="P25" style:family="paragraph">
      <loext:graphic-properties draw:fill="none" draw:fill-color="#ffffff"/>
      <style:text-properties fo:font-size="13pt" style:font-size-asian="13pt" style:font-size-complex="13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dddddd" draw:opacity="50%"/>
      <style:paragraph-properties fo:text-align="center"/>
    </style:style>
    <style:style style:name="P28" style:family="paragraph">
      <loext:graphic-properties draw:fill-color="#999999"/>
      <style:paragraph-properties fo:text-align="center"/>
    </style:style>
    <style:style style:name="P29" style:family="paragraph">
      <loext:graphic-properties draw:fill-color="#00ccff"/>
      <style:paragraph-properties fo:text-align="center"/>
    </style:style>
    <style:style style:name="P30" style:family="paragraph">
      <loext:graphic-properties draw:fill-color="#ffcc00"/>
      <style:paragraph-properties fo:text-align="center"/>
    </style:style>
    <style:style style:name="P31" style:family="paragraph">
      <loext:graphic-properties draw:fill="solid" draw:fill-color="#ffcc00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7.227cm" svg:height="5.42cm" draw:transform="rotate (1.5707963267949) translate (13.955cm 19.277cm)">
          <draw:image xlink:href="Pictures/1000000000000A2000000798D4125BB58FF47F73.jpg" xlink:type="simple" xlink:show="embed" xlink:actuate="onLoad">
            <text:p/>
          </draw:image>
        </draw:frame>
        <draw:custom-shape draw:style-name="gr2" draw:text-style-name="P2" draw:layer="layout" svg:width="2.375cm" svg:height="4.149cm" svg:x="12.425cm" svg:y="19.7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7.614cm" svg:height="1.529cm" svg:x="6.7cm" svg:y="1.3cm">
          <draw:text-box>
            <text:p>ギャラクシティ夏休み講座：</text:p>
            <text:p>キットセット内容</text:p>
          </draw:text-box>
        </draw:frame>
        <draw:frame draw:style-name="gr4" draw:text-style-name="P3" draw:layer="layout" svg:width="8.52cm" svg:height="25.676cm" svg:x="1.38cm" svg:y="3.7cm">
          <draw:text-box>
            <text:p>特徴：</text:p>
            <text:p>・USB扇風機やUSBライトを</text:p>
            <text:p>ON／OFFします</text:p>
            <text:p>・センサと連動します</text:p>
            <text:p>・スマホと連動します</text:p>
            <text:p>・本格的な製造体験をします</text:p>
            <text:p/>
            <text:p/>
            <text:p>センサ：</text:p>
            <text:p/>
            <text:p>・明るさ</text:p>
            <text:p>・温度</text:p>
            <text:p>・磁石スイッチ（リードスイッチ）</text:p>
            <text:p/>
            <text:p>連動：</text:p>
            <text:p/>
            <text:p>・温度で扇風機</text:p>
            <text:p>・明るさでライト</text:p>
            <text:p>・リードスイッチで音</text:p>
            <text:p/>
            <text:p>IoT通信：</text:p>
            <text:p>・スマホでログオン</text:p>
            <text:p>・スマホで情報を見る</text:p>
            <text:p>・スマホでスイッチを操作する</text:p>
            <text:p/>
            <text:p>工作：</text:p>
            <text:p>・基板を製造する</text:p>
            <text:p>・テスターで調整する</text:p>
            <text:p>・ブレッドボードで回路を作る</text:p>
            <text:p/>
            <text:p>オプション：</text:p>
            <text:p>・LEGOでケースを作る</text:p>
            <text:p>・PCでプログラムする</text:p>
            <text:p>・Scratchと連動</text:p>
            <text:p>・コンセントをON/OFF</text:p>
            <text:p/>
            <text:p/>
            <text:p/>
            <text:p/>
          </draw:text-box>
        </draw:frame>
        <draw:custom-shape draw:style-name="gr5" draw:text-style-name="P4" draw:layer="layout" svg:width="1.375cm" svg:height="5.497cm" svg:x="12.889cm" svg:y="14.0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55cm" svg:height="3.118cm" svg:x="10.775cm" svg:y="15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25cm" svg:height="0.775cm" svg:x="13cm" svg:y="14.1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25cm" svg:height="0.775cm" svg:x="13.3cm" svg:y="14.1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25cm" svg:height="0.775cm" svg:x="13.6cm" svg:y="14.1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25cm" svg:height="0.775cm" svg:x="13.9cm" svg:y="14.1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25cm" svg:height="0.775cm" svg:x="13cm" svg:y="18.7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25cm" svg:height="0.775cm" svg:x="13.3cm" svg:y="18.7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25cm" svg:height="0.775cm" svg:x="13.6cm" svg:y="18.7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225cm" svg:height="0.775cm" svg:x="13.9cm" svg:y="18.7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375cm" svg:height="1.5cm" svg:x="12.425cm" svg:y="19.7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draw:layer="layout" svg:width="1.325cm" svg:height="0.525cm" svg:x="12.975cm" svg:y="20.0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1cm" svg:height="0.15cm" svg:x="13.075cm" svg:y="20.2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35cm" svg:height="2.1cm" svg:x="10.75cm" svg:y="15.6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25cm" svg:height="1.8cm" svg:x="11.325cm" svg:y="15.8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.35cm" svg:height="1.35cm" svg:x="14.075cm" svg:y="1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0.376cm" svg:height="0.376cm" svg:x="14.559cm" svg:y="1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.35cm" svg:height="0.975cm" svg:x="11.025cm" svg:y="14.227cm">
          <text:p text:style-name="P10"><text:span text:style-name="T1">ESP826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848.5566247224 41761.475409836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1" draw:layer="layout" svg:width="1.35cm" svg:height="0.975cm" svg:x="14.425cm" svg:y="13.727cm">
          <text:p text:style-name="P10"><text:span text:style-name="T1">DCDC</text:span></text:p>
          <text:p text:style-name="P10"><text:span text:style-name="T1">コンバータ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488.2309400444 45656.557377049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1" draw:layer="layout" svg:width="1.35cm" svg:height="0.975cm" svg:x="16.55cm" svg:y="18.202cm">
          <text:p text:style-name="P10"><text:span text:style-name="T1">ブレッド</text:span></text:p>
          <text:p text:style-name="P10"><text:span text:style-name="T1">ボード</text:span></text:p>
          <text:p text:style-name="P10"><text:span text:style-name="T1">コネクタ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51.9615099926 -3607.377049180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1" draw:layer="layout" svg:width="1.35cm" svg:height="0.975cm" svg:x="14.65cm" svg:y="18.527cm">
          <text:p text:style-name="P10"><text:span text:style-name="T1">スピー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274.61139896373 -20227.8688524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5" draw:layer="layout" svg:width="0.25cm" svg:height="2.925cm" svg:x="16.025cm" svg:y="15.35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35cm" svg:height="0.975cm" svg:x="15.8cm" svg:y="14.127cm">
          <text:p text:style-name="P10"><text:span text:style-name="T1">FE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8610.2146558105 35830.32786885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" draw:layer="layout" svg:width="0.575cm" svg:height="0.575cm" svg:x="15.2cm" svg:y="15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75cm" svg:height="0.575cm" svg:x="15.2cm" svg:y="16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layout" svg:width="0.675cm" svg:height="1.175cm" svg:x="13.35cm" svg:y="15.62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675cm" svg:height="1.175cm" svg:x="14.15cm" svg:y="15.6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35cm" svg:height="0.975cm" svg:x="16.5cm" svg:y="16.727cm">
          <text:p text:style-name="P10"><text:span text:style-name="T1">センサホール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293.4122871947 88.52459016393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12" draw:layer="layout" svg:width="0.263cm" svg:height="1.175cm" svg:x="13.425cm" svg:y="17.0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0.263cm" svg:height="1.175cm" svg:x="13.737cm" svg:y="17.0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35cm" svg:height="0.975cm" svg:x="11.5cm" svg:y="18.502cm">
          <text:p text:style-name="P10"><text:span text:style-name="T1">抵抗／</text:span></text:p>
          <text:p text:style-name="P10"><text:span text:style-name="T1">コンデンサ</text:span></text:p>
          <text:p text:style-name="P10"><text:span text:style-name="T1">アレイ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040.266469282 -16753.27868852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1" draw:layer="layout" svg:width="1.35cm" svg:height="0.975cm" svg:x="9.8cm" svg:y="20.777cm">
          <text:p><text:span text:style-name="T1">USB</text:span><text:span text:style-name="T1">電源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0282.7535159141 23658.19672131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21" draw:text-style-name="P13" draw:layer="layout" svg:width="0.475cm" svg:height="3.175cm" svg:x="13.971cm" svg:y="6.75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2" draw:text-style-name="P14" draw:layer="layout" svg:width="1.55cm" svg:height="1.625cm" svg:x="12.875cm" svg:y="11.802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4" draw:layer="layout" svg:width="0.824cm" svg:height="1.623cm" svg:x="13.475cm" svg:y="11.802cm" svg:viewBox="0 0 825 1624" draw:points="107,1624 100,1375 0,1375 0,1150 100,1150 100,450 0,450 0,200 100,200 100,0 825,0 825,1624">
            <text:p/>
          </draw:polygon>
          <draw:custom-shape draw:style-name="gr24" draw:text-style-name="P15" draw:layer="layout" svg:width="0.275cm" svg:height="0.15cm" svg:x="13.05cm" svg:y="12.62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0.275cm" svg:height="0.15cm" svg:x="13.75cm" svg:y="12.627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1.675cm" svg:height="1.85cm" svg:x="12.975cm" svg:y="9.97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2" draw:layer="layout" svg:width="1.75cm" svg:height="1.85cm" svg:x="12.675cm" svg:y="9.97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6cm" svg:height="1.175cm" svg:x="9.45cm" svg:y="11.977cm">
            <text:p text:style-name="P10"><text:span text:style-name="T1">USB</text:span><text:span text:style-name="T1">扇風機</text:span></text:p>
            <text:p text:style-name="P10"><text:span text:style-name="T1">や</text:span></text:p>
            <text:p text:style-name="P10"><text:span text:style-name="T1">USB</text:span><text:span text:style-name="T1">ライト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46761.7738913179 9018.3673469387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28" draw:text-style-name="P17" draw:layer="layout" svg:width="1cm" svg:height="3.175cm" svg:x="12.975cm" svg:y="6.75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3" draw:layer="layout" svg:width="3.525cm" svg:height="1.825cm" svg:x="11.625cm" svg:y="5.4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8" draw:layer="layout" svg:width="1.882cm" svg:height="3.204cm" svg:x="10.935cm" svg:y="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8" draw:layer="layout" svg:width="1.882cm" svg:height="2.52cm" draw:transform="skewX (0.000349065850398865) rotate (-1.55561196230255) translate (12.145cm 5.2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8" draw:layer="layout" svg:width="1.883cm" svg:height="3.204cm" draw:transform="rotate (-3.03111331193855) translate (12.728cm 6.4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18" draw:layer="layout" svg:width="1.833cm" svg:height="2.475cm" draw:transform="skewX (-0.000349065850398892) rotate (1.93155588318212) translate (11.851cm 7.1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4" draw:text-style-name="P19" draw:layer="layout" svg:width="1.6cm" svg:height="1.775cm" svg:x="10.516cm" svg:y="5.28cm" svg:viewBox="0 0 1601 1776" svg:d="M950 0c368 0 650 384 650 887s-282 888-650 888-950-321-950-824 582-951 950-951zM300 0zM1601 1776z">
            <text:p/>
          </draw:path>
          <draw:custom-shape draw:style-name="gr22" draw:text-style-name="P14" draw:layer="layout" svg:width="1.55cm" svg:height="1.625cm" svg:x="16.7cm" svg:y="9.452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4" draw:layer="layout" svg:width="0.824cm" svg:height="1.623cm" svg:x="17.3cm" svg:y="9.452cm" svg:viewBox="0 0 825 1624" draw:points="107,1624 100,1375 0,1375 0,1150 100,1150 100,450 0,450 0,200 100,200 100,0 825,0 825,1624">
            <text:p/>
          </draw:polygon>
          <draw:custom-shape draw:style-name="gr24" draw:text-style-name="P15" draw:layer="layout" svg:width="0.275cm" svg:height="0.15cm" svg:x="16.875cm" svg:y="10.27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0.275cm" svg:height="0.15cm" svg:x="17.575cm" svg:y="10.277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6" draw:layer="layout" svg:width="1.675cm" svg:height="4.3cm" svg:x="16.8cm" svg:y="5.17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1.75cm" svg:height="4.3cm" svg:x="16.5cm" svg:y="5.177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1cm" svg:height="2.275cm" svg:x="16.875cm" svg:y="5.60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0" draw:layer="layout" svg:width="0.375cm" svg:height="0.45cm" svg:x="16.975cm" svg:y="6.0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0" draw:layer="layout" svg:width="0.375cm" svg:height="0.45cm" svg:x="17.375cm" svg:y="6.0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0" draw:layer="layout" svg:width="0.375cm" svg:height="0.45cm" svg:x="16.975cm" svg:y="6.5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0" draw:layer="layout" svg:width="0.375cm" svg:height="0.45cm" svg:x="17.375cm" svg:y="6.5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0" draw:layer="layout" svg:width="0.375cm" svg:height="0.45cm" svg:x="16.975cm" svg:y="7.00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0" draw:layer="layout" svg:width="0.375cm" svg:height="0.45cm" svg:x="17.375cm" svg:y="7.00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1" draw:layer="layout" svg:width="1.35cm" svg:height="0.975cm" svg:x="19.075cm" svg:y="14.402cm">
          <text:p text:style-name="P10"><text:span text:style-name="T1">ブレッド</text:span></text:p>
          <text:p text:style-name="P10"><text:span text:style-name="T1">ボード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2518.7268689859 9361.47540983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9" draw:text-style-name="P21" draw:layer="layout" svg:width="0.612cm" svg:height="0.592cm" draw:transform="rotate (1.53693693930621) translate (9.439cm 10.13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0" draw:text-style-name="P15" draw:layer="layout" svg:width="0.625cm" svg:height="0.425cm" svg:x="9.425cm" svg:y="11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0.275cm" svg:height="0.975cm" svg:x="7.225cm" svg:y="9.934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2" draw:text-style-name="P1" draw:layer="layout" svg:width="1.581cm" svg:height="0.221cm" draw:transform="rotate (3.0782372017424) translate (8.93593183227161cm 11.2307542370573cm)" svg:viewBox="0 0 1582 222" svg:d="M0 222c530-334 1662-256 1578 0">
          <text:p/>
        </draw:path>
        <draw:path draw:style-name="gr42" draw:text-style-name="P1" draw:layer="layout" svg:width="1.582cm" svg:height="0.229cm" draw:transform="skewX (0.00366519142918808) rotate (0.0651007810993885) translate (7.46244978708973cm 9.7294408457175cm)" svg:viewBox="0 0 1583 230" svg:d="M1583 229c-530-345-1663-263-1579 1">
          <text:p/>
        </draw:path>
        <draw:path draw:style-name="gr42" draw:text-style-name="P1" draw:layer="layout" svg:width="1.588cm" svg:height="0.199cm" draw:transform="rotate (3.0782372017424) translate (11.4994566616834cm 10.2085645534073cm)" svg:viewBox="0 0 1589 200" svg:d="M0 9c582-3 1668-65 1584 191">
          <text:p/>
        </draw:path>
        <draw:path draw:style-name="gr42" draw:text-style-name="P1" draw:layer="layout" svg:width="1.578cm" svg:height="0.153cm" draw:transform="skewX (0.00366519142918809) rotate (0.0651007810993885) translate (9.96641293241821cm 9.7064782604977cm)" svg:viewBox="0 0 1579 154" svg:d="M1579 122c-695-96-1658-233-1574 32">
          <text:p/>
        </draw:path>
        <draw:path draw:style-name="gr42" draw:text-style-name="P1" draw:layer="layout" svg:width="1.583cm" svg:height="0.19cm" draw:transform="rotate (3.0782372017424) translate (11.499995179148cm 11.6010759903047cm)" svg:viewBox="0 0 1584 191" svg:d="M0 0c582-3 1207 75 1584 191">
          <text:p/>
        </draw:path>
        <draw:path draw:style-name="gr42" draw:text-style-name="P1" draw:layer="layout" svg:width="1.573cm" svg:height="0.066cm" draw:transform="skewX (0.00366519142918809) rotate (0.0651007810993885) translate (9.97697753405724cm 11.1956078716978cm)" svg:viewBox="0 0 1574 67" svg:d="M1574 33c-695-96-1155 49-1574 33">
          <text:p/>
        </draw:path>
        <draw:custom-shape draw:style-name="gr16" draw:text-style-name="P11" draw:layer="layout" svg:width="1.35cm" svg:height="0.975cm" svg:x="7.575cm" svg:y="8.275cm">
          <text:p><text:span text:style-name="T1">センサ類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995.2627683198 24654.09836065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標準">
        <draw:custom-shape draw:style-name="gr43" draw:text-style-name="P4" draw:layer="layout" svg:width="1.86cm" svg:height="1.045cm" svg:x="2.334cm" svg:y="6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3.079cm" svg:y="7.57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3.18cm" svg:y="7.57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6cm" svg:height="0.26cm" svg:x="3.28cm" svg:y="7.57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3.381cm" svg:y="7.57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0.788cm" svg:height="0.704cm" svg:x="2.325cm" svg:y="6.54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0.544cm" svg:height="0.603cm" svg:x="2.518cm" svg:y="6.59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452cm" svg:height="0.453cm" svg:x="3.44cm" svg:y="6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" draw:layer="layout" svg:width="0.126cm" svg:height="0.126cm" svg:x="3.602cm" svg:y="7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" draw:layer="layout" svg:width="0.084cm" svg:height="0.981cm" svg:x="4.093cm" svg:y="6.4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" draw:layer="layout" svg:width="0.192cm" svg:height="0.193cm" svg:x="3.83cm" svg:y="6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192cm" svg:height="0.192cm" svg:x="3.817cm" svg:y="6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226cm" svg:height="0.394cm" svg:x="3.197cm" svg:y="6.5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0.226cm" svg:height="0.394cm" svg:x="3.465cm" svg:y="6.5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0.088cm" svg:height="0.394cm" svg:x="3.222cm" svg:y="6.9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0.088cm" svg:height="0.394cm" svg:x="3.326cm" svg:y="6.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294cm" svg:height="3.816cm" draw:transform="skewX (-0.0855211333477221) rotate (0.793775743807021) translate (14.014cm 17.837cm)">
          <draw:image xlink:href="Pictures/1000000000000A2000000798D4125BB58FF47F73.jpg" xlink:type="simple" xlink:show="embed" xlink:actuate="onLoad">
            <text:p/>
          </draw:image>
        </draw:frame>
        <draw:path draw:style-name="gr52" draw:text-style-name="P23" draw:layer="layout" svg:width="3.873cm" svg:height="1.825cm" svg:x="15.501cm" svg:y="5.976cm" svg:viewBox="0 0 3874 1826" svg:d="M3874 1175c0 386-797 651-1924 651s-1904-333-1945-716c-37-345 154-449 172-510 105-371 760-600 1755-600 996 0 1665 245 1757 600 15 57 185 295 185 575z">
          <text:p/>
        </draw:path>
        <draw:frame draw:style-name="gr53" draw:text-style-name="P3" draw:layer="layout" svg:width="7.614cm" svg:height="1.529cm" svg:x="6.3cm" svg:y="1.021cm">
          <draw:text-box>
            <text:p>ギャラクシティ夏休み講座：</text:p>
            <text:p>プログラム</text:p>
          </draw:text-box>
        </draw:frame>
        <draw:frame draw:style-name="gr54" draw:text-style-name="P3" draw:layer="layout" svg:width="14.204cm" svg:height="29.015cm" svg:x="1.25cm" svg:y="2.429cm">
          <draw:text-box>
            <text:p>1.基板の製造</text:p>
            <text:p/>
            <text:p/>
            <text:p/>
            <text:p/>
            <text:p/>
            <text:p/>
            <text:p/>
            <text:p/>
            <text:p/>
            <text:p/>
            <text:p>2.基板チェック・交換</text:p>
            <text:p>チェックプログラムをスタッフにて書き込み</text:p>
            <text:p>問題が有る場合は予備機と交換</text:p>
            <text:p/>
            <text:p/>
            <text:p/>
            <text:p/>
            <text:p/>
            <text:p>3.基板の設定</text:p>
            <text:p>・センサでONモード</text:p>
            <text:p>・センサでOFFモード</text:p>
            <text:p>・音を鳴らす／鳴らさない</text:p>
            <text:p>・無線ON／OFF</text:p>
            <text:p>・タイマーON／OFF</text:p>
            <text:p/>
            <text:p>4.センサ実験</text:p>
            <text:p>・温度で扇風機</text:p>
            <text:p>・明るさでライト</text:p>
            <text:p>・リードスイッチで音</text:p>
            <text:p/>
            <text:p/>
            <text:p/>
            <text:p/>
            <text:p>5.通信実験</text:p>
            <text:p>・スマホでログオン</text:p>
            <text:p>・スマホで情報を見る</text:p>
            <text:p>・スマホでスイッチを操作する</text:p>
            <text:p/>
            <text:p/>
            <text:p/>
            <text:p/>
            <text:p/>
            <text:p/>
          </draw:text-box>
        </draw:frame>
        <draw:g>
          <draw:custom-shape draw:style-name="gr55" draw:text-style-name="P13" draw:layer="layout" svg:width="0.159cm" svg:height="1.064cm" svg:x="12.891cm" svg:y="21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6" draw:text-style-name="P14" draw:layer="layout" svg:width="0.519cm" svg:height="0.545cm" svg:x="12.524cm" svg:y="23.589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4" draw:layer="layout" svg:width="0.275cm" svg:height="0.543cm" svg:x="12.725cm" svg:y="23.59cm" svg:viewBox="0 0 276 544" draw:points="36,544 34,461 0,461 0,385 34,385 34,151 0,151 0,67 34,67 34,0 276,0 276,544">
            <text:p/>
          </draw:polygon>
          <draw:custom-shape draw:style-name="gr24" draw:text-style-name="P15" draw:layer="layout" svg:width="0.092cm" svg:height="0.05cm" svg:x="12.583cm" svg:y="23.866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0.092cm" svg:height="0.05cm" svg:x="12.817cm" svg:y="23.866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6" draw:layer="layout" svg:width="0.562cm" svg:height="0.62cm" svg:x="12.557cm" svg:y="22.978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" draw:layer="layout" svg:width="0.586cm" svg:height="0.62cm" svg:x="12.457cm" svg:y="22.978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7" draw:layer="layout" svg:width="0.335cm" svg:height="1.064cm" svg:x="12.557cm" svg:y="21.897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13" draw:layer="layout" svg:width="1.182cm" svg:height="0.612cm" svg:x="12.105cm" svg:y="21.44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18" draw:layer="layout" svg:width="0.631cm" svg:height="1.074cm" svg:x="11.874cm" svg:y="21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8" draw:layer="layout" svg:width="0.631cm" svg:height="0.844cm" draw:transform="rotate (-1.55561196230255) translate (12.279cm 21.4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8" draw:layer="layout" svg:width="0.631cm" svg:height="1.074cm" draw:transform="rotate (-3.03111331193855) translate (12.475cm 21.7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8" draw:layer="layout" svg:width="0.615cm" svg:height="0.829cm" draw:transform="rotate (1.93155588318212) translate (12.181cm 22.0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4" draw:text-style-name="P19" draw:layer="layout" svg:width="0.536cm" svg:height="0.594cm" svg:x="11.733cm" svg:y="21.404cm" svg:viewBox="0 0 537 595" svg:d="M318 0c124 0 218 129 218 297 0 169-94 298-218 298-123 0-318-108-318-276 0-169 195-319 318-319zM101 0zM537 595z">
            <text:p/>
          </draw:path>
          <draw:custom-shape draw:style-name="gr64" draw:text-style-name="P14" draw:layer="layout" svg:width="0.52cm" svg:height="0.544cm" svg:x="13.806cm" svg:y="22.802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4" draw:layer="layout" svg:width="0.275cm" svg:height="0.543cm" svg:x="14.007cm" svg:y="22.802cm" svg:viewBox="0 0 276 544" draw:points="36,544 34,461 0,461 0,385 34,385 34,151 0,151 0,67 34,67 34,0 276,0 276,544">
            <text:p/>
          </draw:polygon>
          <draw:custom-shape draw:style-name="gr24" draw:text-style-name="P15" draw:layer="layout" svg:width="0.092cm" svg:height="0.05cm" svg:x="13.865cm" svg:y="23.07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5" draw:layer="layout" svg:width="0.092cm" svg:height="0.05cm" svg:x="14.099cm" svg:y="23.07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16" draw:layer="layout" svg:width="0.562cm" svg:height="1.441cm" svg:x="13.839cm" svg:y="21.369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2" draw:layer="layout" svg:width="0.587cm" svg:height="1.441cm" svg:x="13.739cm" svg:y="21.369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16" draw:layer="layout" svg:width="0.335cm" svg:height="0.762cm" svg:x="13.865cm" svg:y="21.51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0" draw:layer="layout" svg:width="0.126cm" svg:height="0.15cm" svg:x="13.898cm" svg:y="21.646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125cm" svg:height="0.15cm" svg:x="14.033cm" svg:y="21.646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126cm" svg:height="0.151cm" svg:x="13.898cm" svg:y="21.81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125cm" svg:height="0.151cm" svg:x="14.033cm" svg:y="21.81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126cm" svg:height="0.151cm" svg:x="13.898cm" svg:y="21.981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20" draw:layer="layout" svg:width="0.125cm" svg:height="0.151cm" svg:x="14.033cm" svg:y="21.981cm">
            <text:p/>
            <draw:enhanced-geometry svg:viewBox="0 0 21600 21600" draw:type="rectangle" draw:enhanced-path="M 0 0 L 21600 0 21600 21600 0 21600 0 0 Z N"/>
          </draw:custom-shape>
        </draw:g>
        <draw:custom-shape draw:style-name="gr69" draw:text-style-name="P4" draw:layer="layout" svg:width="0.461cm" svg:height="1.842cm" svg:x="8.016cm" svg:y="6.33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86cm" svg:height="1.045cm" svg:x="7.308cm" svg:y="6.72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8.053cm" svg:y="6.35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8.154cm" svg:y="6.35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6cm" svg:height="0.26cm" svg:x="8.254cm" svg:y="6.35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8.355cm" svg:y="6.35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8.053cm" svg:y="7.89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8.154cm" svg:y="7.89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6cm" svg:height="0.26cm" svg:x="8.254cm" svg:y="7.89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8.355cm" svg:y="7.89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0.788cm" svg:height="0.704cm" svg:x="7.299cm" svg:y="6.86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0.544cm" svg:height="0.603cm" svg:x="7.492cm" svg:y="6.9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452cm" svg:height="0.453cm" svg:x="8.414cm" svg:y="7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5" draw:layer="layout" svg:width="0.126cm" svg:height="0.126cm" svg:x="8.576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" draw:layer="layout" svg:width="0.084cm" svg:height="0.981cm" svg:x="9.067cm" svg:y="6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" draw:layer="layout" svg:width="0.192cm" svg:height="0.193cm" svg:x="8.804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192cm" svg:height="0.192cm" svg:x="8.791cm" svg:y="7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5" draw:layer="layout" svg:width="0.226cm" svg:height="0.394cm" svg:x="8.171cm" svg:y="6.85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0.226cm" svg:height="0.394cm" svg:x="8.439cm" svg:y="6.85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0.088cm" svg:height="0.394cm" svg:x="8.196cm" svg:y="7.31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0.088cm" svg:height="0.394cm" svg:x="8.3cm" svg:y="7.31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8" draw:layer="layout" svg:width="0.787cm" svg:height="0.703cm" svg:x="12.333cm" svg:y="4.7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0.545cm" svg:height="0.603cm" svg:x="12.525cm" svg:y="4.77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7" draw:layer="layout" svg:width="0.453cm" svg:height="0.453cm" svg:x="13.447cm" svg:y="5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9" draw:layer="layout" svg:width="0.126cm" svg:height="0.126cm" svg:x="13.609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2" draw:layer="layout" svg:width="0.225cm" svg:height="0.394cm" svg:x="13.205cm" svg:y="4.71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2" draw:layer="layout" svg:width="0.227cm" svg:height="0.394cm" svg:x="13.472cm" svg:y="4.72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0.089cm" svg:height="0.393cm" svg:x="13.229cm" svg:y="5.17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0.088cm" svg:height="0.393cm" svg:x="13.334cm" svg:y="5.189cm">
          <text:p/>
          <draw:enhanced-geometry svg:viewBox="0 0 21600 21600" draw:type="rectangle" draw:enhanced-path="M 0 0 L 21600 0 21600 21600 0 21600 0 0 Z N"/>
        </draw:custom-shape>
        <draw:frame draw:style-name="gr76" draw:text-style-name="P25" draw:layer="layout" svg:width="20cm" svg:height="1.224cm" svg:x="1cm" svg:y="8.2cm">
          <draw:text-box>
            <text:p text:style-name="P24"><text:span text:style-name="T2">DCDC</text:span><text:span text:style-name="T2">コンバータ調整　→　はんだペースト塗り　→　パーツを載せる　→　ホットプレートで焼く</text:span></text:p>
          </draw:text-box>
        </draw:frame>
        <draw:custom-shape draw:style-name="gr69" draw:text-style-name="P4" draw:layer="layout" svg:width="0.461cm" svg:height="1.842cm" svg:x="12.098cm" svg:y="5.56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86cm" svg:height="1.045cm" svg:x="11.39cm" svg:y="5.95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12.136cm" svg:y="5.58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12.236cm" svg:y="5.58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12.337cm" svg:y="5.58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0.075cm" svg:height="0.26cm" svg:x="12.437cm" svg:y="5.58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0.075cm" svg:height="0.259cm" svg:x="12.136cm" svg:y="7.12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0.075cm" svg:height="0.259cm" svg:x="12.236cm" svg:y="7.12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0.075cm" svg:height="0.259cm" svg:x="12.337cm" svg:y="7.12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" draw:layer="layout" svg:width="0.075cm" svg:height="0.259cm" svg:x="12.437cm" svg:y="7.129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0.787cm" svg:height="0.704cm" svg:x="11.382cm" svg:y="6.09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0.545cm" svg:height="0.604cm" svg:x="11.574cm" svg:y="6.14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" draw:layer="layout" svg:width="0.453cm" svg:height="0.452cm" svg:x="12.496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" draw:layer="layout" svg:width="0.126cm" svg:height="0.126cm" svg:x="12.658cm" svg:y="6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5" draw:layer="layout" svg:width="0.083cm" svg:height="0.981cm" svg:x="13.15cm" svg:y="5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5" draw:layer="layout" svg:width="0.193cm" svg:height="0.193cm" svg:x="12.886cm" svg:y="6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" draw:layer="layout" svg:width="0.192cm" svg:height="0.193cm" svg:x="12.873cm" svg:y="6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" draw:layer="layout" svg:width="0.226cm" svg:height="0.393cm" svg:x="12.253cm" svg:y="6.08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0.226cm" svg:height="0.393cm" svg:x="12.521cm" svg:y="6.08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088cm" svg:height="0.394cm" svg:x="12.278cm" svg:y="6.54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0.089cm" svg:height="0.394cm" svg:x="12.382cm" svg:y="6.542cm">
          <text:p/>
          <draw:enhanced-geometry svg:viewBox="0 0 21600 21600" draw:type="rectangle" draw:enhanced-path="M 0 0 L 21600 0 21600 21600 0 21600 0 0 Z N"/>
        </draw:custom-shape>
        <draw:path draw:style-name="gr84" draw:text-style-name="P26" draw:layer="layout" svg:width="2.448cm" svg:height="1.697cm" svg:x="7.421cm" svg:y="5.382cm" svg:viewBox="0 0 2449 1698" svg:d="M441 1096v-704h787v704zM633 1045v-603h545v603zM1781 802c128 0 226 98 226 226s-98 226-226 226-226-98-226-226 98-226 226-226zM1555 802zM2008 1255zM1779 961c36 0 64 28 64 63s-28 63-64 63c-35 0-62-28-62-63s27-63 62-63zM1717 961zM1843 1088zM1312 769v-394h226v394zM1579 769v-394h227v394zM1337 1229v-394h88v394zM1441 1229v-394h88v394zM0 1698v-1698h2449v1698z">
          <text:p/>
        </draw:path>
        <draw:custom-shape draw:style-name="gr85" draw:text-style-name="P10" draw:layer="layout" svg:width="1.338cm" svg:height="1.193cm" draw:transform="skewX (0.874759021099558) rotate (0.874933554024758) translate (7.008cm 4.777cm)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3.199cm" svg:height="1.094cm" svg:x="15.816cm" svg:y="6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7" draw:text-style-name="P4" draw:layer="layout" svg:width="0.147cm" svg:height="0.357cm" draw:transform="skewX (0.91402892926943) rotate (-0.13247049022637) translate (18.302cm 6.66cm)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4" draw:layer="layout" svg:width="0.59cm" svg:height="0.203cm" draw:transform="skewX (0.911585468316638) rotate (-0.13247049022637) translate (17.973cm 6.693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49cm" draw:transform="skewX (0.924849970631795) rotate (-0.13247049022637) translate (18.307cm 6.666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47cm" draw:transform="skewX (0.966039740978861) rotate (-0.13247049022637) translate (18.34cm 6.67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49cm" draw:transform="skewX (0.924849970631795) rotate (-0.13247049022637) translate (18.371cm 6.67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47cm" draw:transform="skewX (0.959058423970884) rotate (-0.13247049022637) translate (18.402cm 6.679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49cm" draw:transform="skewX (0.924849970631795) rotate (-0.13247049022637) translate (17.884cm 6.912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4cm" draw:transform="skewX (0.862192650485199) rotate (-0.13247049022637) translate (17.916cm 6.916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3cm" draw:transform="skewX (0.871442895520769) rotate (-0.13247049022637) translate (17.948cm 6.92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49cm" draw:transform="skewX (0.924849970631795) rotate (-0.13247049022637) translate (17.979cm 6.925cm)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8" draw:layer="layout" svg:width="0.25cm" svg:height="0.136cm" draw:transform="skewX (0.915599725596225) rotate (-0.13247049022637) translate (17.93cm 6.716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172cm" svg:height="0.116cm" draw:transform="skewX (0.918915851175015) rotate (-0.13247049022637) translate (17.977cm 6.732cm)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0.143cm" svg:height="0.088cm" draw:transform="skewX (0.909142007363846) rotate (-0.13247049022637) translate (18.168cm 6.8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9" draw:layer="layout" svg:width="0.039cm" svg:height="0.025cm" draw:transform="skewX (0.892212313619501) rotate (-0.13247049022637) translate (18.175cm 6.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5" draw:layer="layout" svg:width="0.026cm" svg:height="0.186cm" draw:transform="skewX (0.931133155938975) rotate (-0.13247049022637) translate (18.517cm 6.773cm)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2" draw:layer="layout" svg:width="0.062cm" svg:height="0.038cm" draw:transform="skewX (0.901113492804672) rotate (-0.13247049022637) translate (18.413cm 6.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2" draw:layer="layout" svg:width="0.061cm" svg:height="0.039cm" draw:transform="skewX (0.888547122190313) rotate (-0.13247049022637) translate (18.331cm 6.8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2" draw:layer="layout" svg:width="0.073cm" svg:height="0.077cm" draw:transform="skewX (0.899891762328276) rotate (-0.13247049022637) translate (18.208cm 6.75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72cm" svg:height="0.077cm" draw:transform="skewX (0.904778684233861) rotate (-0.13247049022637) translate (18.293cm 6.761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28cm" svg:height="0.078cm" draw:transform="skewX (0.898495498926681) rotate (-0.13247049022637) translate (18.09cm 6.824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27cm" svg:height="0.078cm" draw:transform="skewX (0.898495498926681) rotate (-0.13247049022637) translate (18.123cm 6.82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3" draw:text-style-name="P4" draw:layer="layout" svg:width="0.147cm" svg:height="0.356cm" draw:transform="skewX (0.916297857297023) rotate (-0.54175019981904) translate (17.213cm 6.625cm)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" draw:layer="layout" svg:width="0.591cm" svg:height="0.203cm" draw:transform="skewX (0.911585468316638) rotate (-0.54175019981904) translate (16.897cm 6.523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5cm" draw:transform="skewX (0.915076126820627) rotate (-0.54175019981904) translate (17.215cm 6.631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5cm" draw:transform="skewX (0.922406509679003) rotate (-0.54175019981904) translate (17.243cm 6.648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5cm" draw:transform="skewX (0.83705990925648) rotate (-0.54175019981904) translate (17.271cm 6.66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cm" draw:transform="skewX (0.907571211037051) rotate (-0.54175019981904) translate (17.298cm 6.681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5cm" svg:height="0.052cm" draw:transform="skewX (0.888547122190313) rotate (-0.54175019981904) translate (16.729cm 6.689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48cm" draw:transform="skewX (0.94195419730134) rotate (-0.54175019981904) translate (16.756cm 6.706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1cm" draw:transform="skewX (0.912981731718234) rotate (-0.54175019981904) translate (16.784cm 6.722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cm" draw:transform="skewX (0.922406509679003) rotate (-0.54175019981904) translate (16.811cm 6.739cm)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8" draw:layer="layout" svg:width="0.25cm" svg:height="0.137cm" draw:transform="skewX (0.912109067092236) rotate (-0.54175019981904) translate (16.849cm 6.527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172cm" svg:height="0.116cm" draw:transform="skewX (0.918915851175015) rotate (-0.54175019981904) translate (16.886cm 6.561cm)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0.144cm" svg:height="0.088cm" draw:transform="skewX (0.913330797568633) rotate (-0.54175019981904) translate (17.023cm 6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9" draw:layer="layout" svg:width="0.04cm" svg:height="0.025cm" draw:transform="skewX (0.892212313619501) rotate (-0.54175019981904) translate (17.017cm 6.7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5" draw:layer="layout" svg:width="0.026cm" svg:height="0.189cm" draw:transform="skewX (0.921533845053006) rotate (-0.54175019981904) translate (17.365cm 6.813cm)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2" draw:layer="layout" svg:width="0.061cm" svg:height="0.035cm" draw:transform="skewX (0.950506310636112) rotate (-0.54175019981904) translate (17.271cm 6.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2" draw:layer="layout" svg:width="0.062cm" svg:height="0.037cm" draw:transform="skewX (0.91402892926943) rotate (-0.54175019981904) translate (17.175cm 6.78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2" draw:layer="layout" svg:width="0.072cm" svg:height="0.076cm" draw:transform="skewX (0.916123324371824) rotate (-0.54175019981904) translate (17.091cm 6.67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73cm" svg:height="0.078cm" draw:transform="skewX (0.898495498926681) rotate (-0.54175019981904) translate (17.164cm 6.713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29cm" svg:height="0.082cm" draw:transform="skewX (0.853466004225227) rotate (-0.54175019981904) translate (16.953cm 6.69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28cm" svg:height="0.075cm" draw:transform="skewX (0.927293431584587) rotate (-0.54175019981904) translate (16.981cm 6.70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5" draw:text-style-name="P4" draw:layer="layout" svg:width="0.147cm" svg:height="0.362cm" draw:transform="skewX (0.905127750084259) rotate (-0.278380015693095) translate (17.883cm 6.216cm)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" draw:layer="layout" svg:width="0.591cm" svg:height="0.203cm" draw:transform="skewX (0.911585468316638) rotate (-0.278380015693095) translate (17.551cm 6.201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6cm" draw:transform="skewX (0.828158730071309) rotate (-0.278380015693095) translate (17.887cm 6.222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49cm" draw:transform="skewX (0.932180353490171) rotate (-0.278380015693095) translate (17.917cm 6.232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49cm" draw:transform="skewX (0.939336203423348) rotate (-0.278380015693095) translate (17.948cm 6.2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3cm" draw:transform="skewX (0.879122344229544) rotate (-0.278380015693095) translate (17.979cm 6.249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52cm" draw:transform="skewX (0.888547122190313) rotate (-0.278380015693095) translate (17.432cm 6.405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52cm" draw:transform="skewX (0.903556953757465) rotate (-0.278380015693095) translate (17.463cm 6.41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51cm" draw:transform="skewX (0.905476815934658) rotate (-0.278380015693095) translate (17.493cm 6.423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5cm" svg:height="0.051cm" draw:transform="skewX (0.897971900151083) rotate (-0.278380015693095) translate (17.523cm 6.431cm)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8" draw:layer="layout" svg:width="0.249cm" svg:height="0.137cm" draw:transform="skewX (0.912109067092237) rotate (-0.278380015693095) translate (17.506cm 6.218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172cm" svg:height="0.119cm" draw:transform="skewX (0.903382420832265) rotate (-0.278380015693095) translate (17.55cm 6.24cm)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0.144cm" svg:height="0.089cm" draw:transform="skewX (0.90792027688745) rotate (-0.278380015693095) translate (17.725cm 6.3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9" draw:layer="layout" svg:width="0.04cm" svg:height="0.025cm" draw:transform="skewX (0.892212313619501) rotate (-0.278380015693095) translate (17.727cm 6.3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5" draw:layer="layout" svg:width="0.027cm" svg:height="0.186cm" draw:transform="skewX (0.929213293761781) rotate (-0.278380015693095) translate (18.077cm 6.359cm)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2" draw:layer="layout" svg:width="0.061cm" svg:height="0.038cm" draw:transform="skewX (0.890816050217906) rotate (-0.278380015693095) translate (17.975cm 6.34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2" draw:layer="layout" svg:width="0.06cm" svg:height="0.038cm" draw:transform="skewX (0.901113492804673) rotate (-0.278380015693095) translate (17.887cm 6.3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2" draw:layer="layout" svg:width="0.072cm" svg:height="0.077cm" draw:transform="skewX (0.899891762328276) rotate (-0.278380015693095) translate (17.776cm 6.292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72cm" svg:height="0.076cm" draw:transform="skewX (0.916123324371824) rotate (-0.278380015693095) translate (17.858cm 6.315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28cm" svg:height="0.078cm" draw:transform="skewX (0.903556953757464) rotate (-0.278380015693095) translate (17.648cm 6.348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28cm" svg:height="0.078cm" draw:transform="skewX (0.898495498926681) rotate (-0.278380015693095) translate (17.68cm 6.357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6" draw:text-style-name="P4" draw:layer="layout" svg:width="0.147cm" svg:height="0.359cm" draw:transform="skewX (0.910189204915043) translate (17.054cm 6.123cm)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" draw:layer="layout" svg:width="0.591cm" svg:height="0.203cm" draw:transform="skewX (0.911585468316638) translate (16.731cm 6.199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1cm" draw:transform="skewX (0.905476815934658) translate (17.06cm 6.128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1cm" draw:transform="skewX (0.905476815934658) translate (17.092cm 6.128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1cm" draw:transform="skewX (0.905476815934658) translate (17.124cm 6.128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1cm" draw:transform="skewX (0.905476815934658) translate (17.156cm 6.128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5cm" draw:transform="skewX (0.922406509679003) translate (16.673cm 6.428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4cm" svg:height="0.05cm" draw:transform="skewX (0.922406509679003) translate (16.705cm 6.428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cm" draw:transform="skewX (0.922406509679003) translate (16.737cm 6.428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23cm" svg:height="0.05cm" draw:transform="skewX (0.922406509679003) translate (16.769cm 6.428cm)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8" draw:layer="layout" svg:width="0.25cm" svg:height="0.136cm" draw:transform="skewX (0.915599725596225) translate (16.692cm 6.228cm)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" draw:layer="layout" svg:width="0.173cm" svg:height="0.117cm" draw:transform="skewX (0.914727060970228) translate (16.741cm 6.237cm)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7" draw:layer="layout" svg:width="0.144cm" svg:height="0.088cm" draw:transform="skewX (0.913330797568633) translate (16.943cm 6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9" draw:layer="layout" svg:width="0.04cm" svg:height="0.025cm" draw:transform="skewX (0.892212313619501) translate (16.954cm 6.33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5" draw:layer="layout" svg:width="0.026cm" svg:height="0.191cm" draw:transform="skewX (0.912632665867835) translate (17.281cm 6.206cm)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2" draw:layer="layout" svg:width="0.061cm" svg:height="0.037cm" draw:transform="skewX (0.91402892926943) translate (17.178cm 6.2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2" draw:layer="layout" svg:width="0.061cm" svg:height="0.037cm" draw:transform="skewX (0.91402892926943) translate (17.102cm 6.2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2" draw:layer="layout" svg:width="0.072cm" svg:height="0.077cm" draw:transform="skewX (0.90477868423386) translate (16.972cm 6.224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72cm" svg:height="0.077cm" draw:transform="skewX (0.909840139064644) translate (17.058cm 6.224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28cm" svg:height="0.076cm" draw:transform="skewX (0.916123324371824) translate (16.865cm 6.314cm)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2" draw:layer="layout" svg:width="0.029cm" svg:height="0.076cm" draw:transform="skewX (0.916123324371824) translate (16.898cm 6.314cm)">
            <text:p/>
            <draw:enhanced-geometry svg:viewBox="0 0 21600 21600" draw:type="rectangle" draw:enhanced-path="M 0 0 L 21600 0 21600 21600 0 21600 0 0 Z N"/>
          </draw:custom-shape>
        </draw:g>
        <draw:custom-shape draw:style-name="gr97" draw:text-style-name="P27" draw:layer="layout" svg:width="3.2cm" svg:height="1.093cm" svg:x="15.881cm" svg:y="5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8" draw:layer="layout" svg:width="0.735cm" svg:height="0.375cm" svg:x="17.089cm" svg:y="5.3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9" draw:text-style-name="P28" draw:layer="layout" svg:width="0.555cm" svg:height="0.283cm" svg:x="17.187cm" svg:y="5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9" draw:text-style-name="P28" draw:layer="layout" svg:width="0.607cm" svg:height="0.31cm" svg:x="17.138cm" svg:y="5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0" draw:text-style-name="P7" draw:layer="layout" svg:width="1.042cm" svg:height="0.739cm" draw:transform="skewX (-0.611388836973614) rotate (-0.701098760526122) translate (15.239cm 6.583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679.759519038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00" draw:text-style-name="P1" draw:layer="layout" svg:width="1.16cm" svg:height="1.145cm" draw:transform="rotate (-2.63527263758624) translate (16.0089086213001cm 7.14518772794389cm)" svg:viewBox="0 0 1161 1146" svg:d="M729 10c174-42 607 48 356 355-128 157-182 380-369 487-227 130-495 154-716 294">
          <text:p/>
        </draw:path>
        <draw:g>
          <draw:custom-shape draw:style-name="gr101" draw:text-style-name="P4" draw:layer="layout" svg:width="0.606cm" svg:height="1.472cm" draw:transform="skewX (0.915425192671026) rotate (-0.13247049022637) translate (15.171cm 13.009cm)">
            <text:p/>
            <draw:enhanced-geometry svg:viewBox="0 0 21600 21600" draw:type="rectangle" draw:enhanced-path="M 0 0 L 21600 0 21600 21600 0 21600 0 0 Z N"/>
          </draw:custom-shape>
          <draw:custom-shape draw:style-name="gr102" draw:text-style-name="P4" draw:layer="layout" svg:width="2.441cm" svg:height="0.839cm" draw:transform="skewX (0.911760001241838) rotate (-0.13247049022637) translate (13.809cm 13.14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101cm" svg:height="0.206cm" draw:transform="skewX (0.919090384100214) rotate (-0.13247049022637) translate (15.19cm 13.031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98cm" svg:height="0.202cm" draw:transform="skewX (0.942477796076938) rotate (-0.13247049022637) translate (15.325cm 13.047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99cm" svg:height="0.21cm" draw:transform="skewX (0.906174947635456) rotate (-0.13247049022637) translate (15.454cm 13.063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98cm" svg:height="0.198cm" draw:transform="skewX (0.946841119206924) rotate (-0.13247049022637) translate (15.584cm 13.085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101cm" svg:height="0.206cm" draw:transform="skewX (0.915425192671026) rotate (-0.13247049022637) translate (13.442cm 14.048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98cm" svg:height="0.208cm" draw:transform="skewX (0.912632665867835) rotate (-0.13247049022637) translate (13.574cm 14.067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97cm" svg:height="0.212cm" draw:transform="skewX (0.899717229403077) rotate (-0.13247049022637) translate (13.707cm 14.082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" draw:layer="layout" svg:width="0.098cm" svg:height="0.211cm" draw:transform="skewX (0.901986157430669) rotate (-0.13247049022637) translate (13.836cm 14.101cm)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8" draw:layer="layout" svg:width="1.032cm" svg:height="0.566cm" draw:transform="skewX (0.910538270765442) rotate (-0.13247049022637) translate (13.633cm 13.238cm)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2" draw:layer="layout" svg:width="0.713cm" svg:height="0.486cm" draw:transform="skewX (0.910712803690641) rotate (-0.13247049022637) translate (13.825cm 13.303cm)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7" draw:layer="layout" svg:width="0.594cm" svg:height="0.359cm" draw:transform="skewX (0.918566785324616) rotate (-0.13247049022637) translate (14.615cm 13.7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9" draw:layer="layout" svg:width="0.163cm" svg:height="0.104cm" draw:transform="skewX (0.896052037973889) rotate (-0.13247049022637) translate (14.645cm 13.8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5" draw:layer="layout" svg:width="0.109cm" svg:height="0.773cm" draw:transform="skewX (0.92659529988379) rotate (-0.13247049022637) translate (16.056cm 13.473cm)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2" draw:layer="layout" svg:width="0.256cm" svg:height="0.156cm" draw:transform="skewX (0.906000414710256) rotate (-0.13247049022637) translate (15.627cm 13.4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2" draw:layer="layout" svg:width="0.25cm" svg:height="0.156cm" draw:transform="skewX (0.903556953757465) rotate (-0.13247049022637) translate (15.287cm 13.6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12" draw:layer="layout" svg:width="0.297cm" svg:height="0.317cm" draw:transform="skewX (0.90792027688745) rotate (-0.13247049022637) translate (14.783cm 13.379cm)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12" draw:layer="layout" svg:width="0.3cm" svg:height="0.318cm" draw:transform="skewX (0.906349480560655) rotate (-0.13247049022637) translate (15.131cm 13.424cm)">
            <text:p/>
            <draw:enhanced-geometry svg:viewBox="0 0 21600 21600" draw:type="rectangle" draw:enhanced-path="M 0 0 L 21600 0 21600 21600 0 21600 0 0 Z N"/>
          </draw:custom-shape>
          <draw:custom-shape draw:style-name="gr109" draw:text-style-name="P12" draw:layer="layout" svg:width="0.115cm" svg:height="0.319cm" draw:transform="skewX (0.906000414710256) rotate (-0.13247049022637) translate (14.294cm 13.686cm)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12" draw:layer="layout" svg:width="0.115cm" svg:height="0.318cm" draw:transform="skewX (0.905127750084259) rotate (-0.13247049022637) translate (14.429cm 13.7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0" draw:text-style-name="P12" draw:layer="layout" svg:width="0.862cm" svg:height="1.484cm" draw:transform="skewX (-0.318871654339364) rotate (-0.208915911463722) translate (14.709cm 12.079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4407.574960547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path draw:style-name="gr111" draw:text-style-name="P1" draw:layer="layout" svg:width="1.353cm" svg:height="3.017cm" draw:transform="rotate (1.5707963267949) translate (14.9282560120107cm 12.5270841523342cm)" svg:viewBox="0 0 1354 3018" svg:d="M0 12c391-9 938-85 1140 311 170 332 238 711 207 1106-28 361 48 851-311 1036s-628 484-1036 553">
          <text:p/>
        </draw:path>
        <draw:path draw:style-name="gr111" draw:text-style-name="P1" draw:layer="layout" svg:width="1.353cm" svg:height="3.017cm" draw:transform="rotate (1.5707963267949) translate (15.1241405328952cm 12.5270841523342cm)" svg:viewBox="0 0 1354 3018" svg:d="M0 12c391-9 938-85 1140 311 170 332 238 711 207 1106-28 361 48 851-311 1036s-628 484-1036 553">
          <text:p/>
        </draw:path>
        <draw:path draw:style-name="gr111" draw:text-style-name="P1" draw:layer="layout" svg:width="1.353cm" svg:height="3.017cm" draw:transform="rotate (1.5707963267949) translate (15.2547302134849cm 12.4617893120393cm)" svg:viewBox="0 0 1354 3018" svg:d="M0 12c391-9 938-85 1140 311 170 332 238 711 207 1106-28 361 48 851-311 1036s-628 484-1036 553">
          <text:p/>
        </draw:path>
        <draw:g>
          <draw:polygon draw:style-name="gr112" draw:text-style-name="P4" draw:layer="layout" svg:width="2.724cm" svg:height="1.722cm" draw:transform="skewX (0.285535865626272) rotate (0.285186799775873) translate (14.2152363895553cm 16.9550014747631cm)" svg:viewBox="0 0 2725 1723" draw:points="0,1389 2117,0 2725,334 608,1723">
            <text:p/>
          </draw:polygon>
          <draw:polygon draw:style-name="gr113" draw:text-style-name="P4" draw:layer="layout" svg:width="3.639cm" svg:height="2.141cm" draw:transform="skewX (0.285186799775873) rotate (0.285012266850674) translate (13.7755721122231cm 16.8547072959997cm)" svg:viewBox="0 0 3640 2142" draw:points="0,788 1201,0 3640,1355 2439,2142">
            <text:p/>
          </draw:polygon>
          <draw:polygon draw:style-name="gr114" draw:text-style-name="P5" draw:layer="layout" svg:width="0.399cm" svg:height="0.249cm" draw:transform="skewX (0.287804793653865) rotate (0.286932129027868) translate (15.9797108709947cm 16.4839984805978cm)" svg:viewBox="0 0 400 250" draw:points="0,193 299,0 400,57 102,250">
            <text:p/>
          </draw:polygon>
          <draw:polygon draw:style-name="gr114" draw:text-style-name="P5" draw:layer="layout" svg:width="0.397cm" svg:height="0.252cm" draw:transform="skewX (0.280823476645888) rotate (0.282743338823081) translate (16.1076294405916cm 16.5184152445611cm)" svg:viewBox="0 0 398 253" draw:points="0,203 301,0 398,50 97,253">
            <text:p/>
          </draw:polygon>
          <draw:polygon draw:style-name="gr115" draw:text-style-name="P5" draw:layer="layout" svg:width="0.394cm" svg:height="0.254cm" draw:transform="skewX (0.28605946440187) rotate (0.284837733925474) translate (16.2380542765103cm 16.556353021528cm)" svg:viewBox="0 0 395 255" draw:points="0,200 296,0 395,55 99,255">
            <text:p/>
          </draw:polygon>
          <draw:polygon draw:style-name="gr116" draw:text-style-name="P5" draw:layer="layout" svg:width="0.395cm" svg:height="0.24cm" draw:transform="skewX (0.283790536374278) rotate (0.284139602224677) translate (16.3611652293555cm 16.6047098460348cm)" svg:viewBox="0 0 396 241" draw:points="0,191 298,0 396,49 98,241">
            <text:p/>
          </draw:polygon>
          <draw:polygon draw:style-name="gr117" draw:text-style-name="P5" draw:layer="layout" svg:width="0.397cm" svg:height="0.246cm" draw:transform="skewX (0.280998009571087) rotate (0.282743338823081) translate (14.2789484877432cm 18.1982003777477cm)" svg:viewBox="0 0 398 247" draw:points="0,192 298,0 398,55 100,247">
            <text:p/>
          </draw:polygon>
          <draw:polygon draw:style-name="gr118" draw:text-style-name="P5" draw:layer="layout" svg:width="0.395cm" svg:height="0.248cm" draw:transform="skewX (0.281521608346685) rotate (0.283441470523879) translate (14.4061427379311cm 18.2377870260754cm)" svg:viewBox="0 0 396 249" draw:points="0,194 298,0 396,55 98,249">
            <text:p/>
          </draw:polygon>
          <draw:polygon draw:style-name="gr119" draw:text-style-name="P5" draw:layer="layout" svg:width="0.395cm" svg:height="0.254cm" draw:transform="skewX (0.283441470523879) rotate (0.284837733925475) translate (14.5328409860826cm 18.2743039763567cm)" svg:viewBox="0 0 396 255" draw:points="0,199 298,0 396,56 98,255">
            <text:p/>
          </draw:polygon>
          <draw:polygon draw:style-name="gr120" draw:text-style-name="P5" draw:layer="layout" svg:width="0.395cm" svg:height="0.246cm" draw:transform="skewX (0.287281194878267) rotate (0.287281194878267) translate (14.6590971066908cm 18.3192860135709cm)" svg:viewBox="0 0 396 247" draw:points="0,191 299,0 396,56 98,247">
            <text:p/>
          </draw:polygon>
          <draw:polygon draw:style-name="gr121" draw:text-style-name="P8" draw:layer="layout" svg:width="1.841cm" svg:height="1.106cm" draw:transform="skewX (0.285012266850674) rotate (0.285012266850674) translate (13.9786218296534cm 16.9038952946205cm)" svg:viewBox="0 0 1842 1107" draw:points="0,532 811,0 1842,574 1030,1107">
            <text:p/>
          </draw:polygon>
          <draw:polygon draw:style-name="gr122" draw:text-style-name="P2" draw:layer="layout" svg:width="1.408cm" svg:height="0.855cm" draw:transform="skewX (0.285535865626272) rotate (0.285884931476671) translate (14.2734328703931cm 17.0000265021599cm)" svg:viewBox="0 0 1409 856" draw:points="0,459 696,0 1409,397 712,856">
            <text:p/>
          </draw:polygon>
          <draw:path draw:style-name="gr123" draw:text-style-name="P7" draw:layer="layout" svg:width="0.794cm" svg:height="0.663cm" draw:transform="skewX (0.286059464401871) rotate (0.285535865626272) translate (15.3581550527228cm 17.6672617944509cm)" svg:viewBox="0 0 795 664" svg:d="M657 162l29 18 27 18 22 20 19 21 16 21 6 11 5 11 5 10 3 12 3 11 2 11 1 11v11l-1 11-2 11-3 11-4 11-5 11-5 11-15 21-18 20-22 20-25 18-29 17-31 15-66 23-71 14-74 6-75-4-74-12-72-21-66-30-29-18-27-19-22-19-19-21-15-21-7-11-5-11-4-11-4-11-3-11-1-11-1-11v-11l1-12 2-11 3-11 4-11 5-10 6-11 14-21 18-21 22-19 26-19 28-17 31-14 66-23 71-15 74-5 75 3 74 13 71 21zM360 0zM434 664z">
            <text:p/>
          </draw:path>
          <draw:path draw:style-name="gr124" draw:text-style-name="P9" draw:layer="layout" svg:width="0.218cm" svg:height="0.192cm" draw:transform="skewX (0.282394272972682) rotate (0.282743338823081) translate (15.6359596795169cm 17.8306968039924cm)" svg:viewBox="0 0 219 193" svg:d="M181 45l8 5 8 5 6 6 5 6 4 6 2 3 1 3 2 3 1 4v3l1 3v3 4 3l-1 3-1 3-1 3-1 4-2 3-4 6-5 6-6 6-7 5-7 5-9 5-18 7-20 4-21 2h-20l-21-3-20-6-9-4-9-4-8-5-7-5-6-6-6-6-4-6-1-3-2-3-1-4-1-3v-3l-1-3v-3-4-3l1-3 1-3 1-4 1-3 2-3 4-6 5-6 6-6 7-5 8-5 9-5 18-7 19-4 21-2h20l20 3 20 6 9 4zM100 0zM119 193z">
            <text:p/>
          </draw:path>
          <draw:polygon draw:style-name="gr125" draw:text-style-name="P5" draw:layer="layout" svg:width="1.239cm" svg:height="0.793cm" draw:transform="skewX (0.285361332701073) rotate (0.285012266850674) translate (16.0165172350218cm 17.5615875995368cm)" svg:viewBox="0 0 1240 794" draw:points="0,736 1130,0 1240,58 110,794">
            <text:p/>
          </draw:polygon>
          <draw:path draw:style-name="gr126" draw:text-style-name="P2" draw:layer="layout" svg:width="0.339cm" svg:height="0.29cm" draw:transform="skewX (0.284139602224677) rotate (0.283616003449078) translate (16.5399139300029cm 17.240512735982cm)" svg:viewBox="0 0 340 291" svg:d="M280 72l13 8 11 8 10 9 8 9 7 9 5 10 2 5 2 4 1 5 1 5v5 5 5l-1 5-1 4-2 5-2 5-2 4-6 10-8 8-9 9-11 8-12 7-13 6-28 10-30 6-32 2-32-1-32-6-31-9-28-14-13-8-11-8-10-9-8-9-7-9-3-5-2-5-2-5-2-5-1-4-1-5v-5-5-5l1-5 1-5 2-4 2-5 2-5 6-9 8-9 9-8 11-8 12-8 13-6 29-10 30-5 31-2 32 1 32 6 31 10zM152 0zM187 291z">
            <text:p/>
          </draw:path>
          <draw:path draw:style-name="gr126" draw:text-style-name="P2" draw:layer="layout" svg:width="0.335cm" svg:height="0.288cm" draw:transform="skewX (0.283790536374278) rotate (0.28326693759868) translate (16.2064758806262cm 17.5774836112074cm)" svg:viewBox="0 0 336 289" svg:d="M279 71l12 7 11 9 9 8 8 9 7 10 2 4 3 5 1 5 2 5 1 4 1 5v5 5l-1 5-1 4-1 5-2 5-2 5-2 4-6 9-8 9-9 9-11 8-12 7-13 6-29 10-30 6-31 2-32-2-31-5-30-9-14-6-14-7-12-8-11-8-10-9-8-9-6-9-3-5-2-4-2-5-1-5-1-5-1-5v-4-5l1-5 1-5 1-5 1-4 3-5 2-5 6-9 8-9 9-8 11-8 12-7 13-7 28-9 30-6 32-3 32 2 31 5 30 10 14 6zM154 0zM182 289z">
            <text:p/>
          </draw:path>
          <draw:polygon draw:style-name="gr127" draw:text-style-name="P12" draw:layer="layout" svg:width="0.746cm" svg:height="0.464cm" draw:transform="skewX (0.287106661953067) rotate (0.28623399732707) translate (15.4360595325797cm 17.1225762427477cm)" svg:viewBox="0 0 747 465" draw:points="0,298 451,0 747,167 296,465">
            <text:p/>
          </draw:polygon>
          <draw:polygon draw:style-name="gr128" draw:text-style-name="P12" draw:layer="layout" svg:width="0.752cm" svg:height="0.463cm" draw:transform="skewX (0.285186799775873) rotate (0.285535865626272) translate (15.7699044390745cm 17.2268948711597cm)" svg:viewBox="0 0 753 464" draw:points="0,297 453,0 753,167 300,464">
            <text:p/>
          </draw:polygon>
          <draw:polygon draw:style-name="gr129" draw:text-style-name="P12" draw:layer="layout" svg:width="0.568cm" svg:height="0.362cm" draw:transform="skewX (0.285884931476671) rotate (0.285535865626272) translate (14.9573483700123cm 17.6445947632241cm)" svg:viewBox="0 0 569 363" draw:points="0,297 454,0 569,65 115,363">
            <text:p/>
          </draw:polygon>
          <draw:polygon draw:style-name="gr127" draw:text-style-name="P12" draw:layer="layout" svg:width="0.565cm" svg:height="0.359cm" draw:transform="skewX (0.285535865626272) rotate (0.286583063177469) translate (15.0898477025554cm 17.6874790912166cm)" svg:viewBox="0 0 566 360" draw:points="0,296 452,0 566,65 114,360">
            <text:p/>
          </draw:polygon>
        </draw:g>
        <draw:custom-shape draw:style-name="gr130" draw:text-style-name="P20" draw:layer="layout" svg:width="0.412cm" svg:height="0.466cm" draw:transform="skewX (-0.13857914260835) rotate (-0.133692220702766) translate (16.616cm 16.964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0" draw:layer="layout" svg:width="0.412cm" svg:height="0.466cm" draw:transform="skewX (-0.13857914260835) rotate (-0.133692220702766) translate (16.42cm 17.16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0" draw:layer="layout" svg:width="0.412cm" svg:height="0.466cm" draw:transform="skewX (-0.13857914260835) rotate (-0.133692220702766) translate (16.224cm 17.356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0" draw:layer="layout" svg:width="0.412cm" svg:height="0.466cm" draw:transform="skewX (-0.140673537710743) rotate (-0.133692220702766) translate (16.028cm 17.551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0" draw:layer="layout" svg:width="0.412cm" svg:height="0.466cm" draw:transform="skewX (-0.140673537710743) rotate (-0.133692220702766) translate (15.832cm 17.74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112" draw:text-style-name="P4" draw:layer="layout" svg:width="2.724cm" svg:height="1.722cm" draw:transform="skewX (0.285535865626272) rotate (0.285186799775873) translate (7.44332054188945cm 22.6559480349596cm)" svg:viewBox="0 0 2725 1723" draw:points="0,1389 2117,0 2725,334 608,1723">
            <text:p/>
          </draw:polygon>
          <draw:polygon draw:style-name="gr113" draw:text-style-name="P4" draw:layer="layout" svg:width="3.64cm" svg:height="2.141cm" draw:transform="skewX (0.285186799775873) rotate (0.285186799775873) translate (7.0035128992629cm 22.5559143248264cm)" svg:viewBox="0 0 3641 2142" draw:points="0,788 1201,0 3641,1355 2439,2142">
            <text:p/>
          </draw:polygon>
          <draw:polygon draw:style-name="gr114" draw:text-style-name="P5" draw:layer="layout" svg:width="0.399cm" svg:height="0.249cm" draw:transform="skewX (0.287804793653865) rotate (0.286932129027868) translate (9.2077950233289cm 22.1849450407944cm)" svg:viewBox="0 0 400 250" draw:points="0,193 299,0 400,57 102,250">
            <text:p/>
          </draw:polygon>
          <draw:polygon draw:style-name="gr114" draw:text-style-name="P5" draw:layer="layout" svg:width="0.397cm" svg:height="0.251cm" draw:transform="skewX (0.285535865626272) rotate (0.285186799775873) translate (9.33619231319167cm 22.2199879056112cm)" svg:viewBox="0 0 398 252" draw:points="0,202 301,0 398,51 97,252">
            <text:p/>
          </draw:polygon>
          <draw:polygon draw:style-name="gr115" draw:text-style-name="P5" draw:layer="layout" svg:width="0.394cm" svg:height="0.254cm" draw:transform="skewX (0.286059464401871) rotate (0.284837733925475) translate (9.46613842884443cm 22.2572995817246cm)" svg:viewBox="0 0 395 255" draw:points="0,200 296,0 395,55 99,255">
            <text:p/>
          </draw:polygon>
          <draw:polygon draw:style-name="gr116" draw:text-style-name="P5" draw:layer="layout" svg:width="0.395cm" svg:height="0.24cm" draw:transform="skewX (0.283790536374278) rotate (0.284139602224677) translate (9.58924938168965cm 22.3056564062313cm)" svg:viewBox="0 0 396 241" draw:points="0,191 298,0 396,49 98,241">
            <text:p/>
          </draw:polygon>
          <draw:polygon draw:style-name="gr117" draw:text-style-name="P5" draw:layer="layout" svg:width="0.397cm" svg:height="0.246cm" draw:transform="skewX (0.280998009571087) rotate (0.282045207122284) translate (7.50717175716907cm 23.8988902787227cm)" svg:viewBox="0 0 398 247" draw:points="0,192 297,0 398,55 100,247">
            <text:p/>
          </draw:polygon>
          <draw:polygon draw:style-name="gr118" draw:text-style-name="P5" draw:layer="layout" svg:width="0.395cm" svg:height="0.248cm" draw:transform="skewX (0.281521608346685) rotate (0.283441470523879) translate (7.6342268902652cm 23.938733586272cm)" svg:viewBox="0 0 396 249" draw:points="0,194 298,0 396,55 98,249">
            <text:p/>
          </draw:polygon>
          <draw:polygon draw:style-name="gr119" draw:text-style-name="P5" draw:layer="layout" svg:width="0.395cm" svg:height="0.254cm" draw:transform="skewX (0.283441470523879) rotate (0.284837733925475) translate (7.76092513841679cm 23.9752505365533cm)" svg:viewBox="0 0 396 255" draw:points="0,199 298,0 396,56 98,255">
            <text:p/>
          </draw:polygon>
          <draw:polygon draw:style-name="gr120" draw:text-style-name="P5" draw:layer="layout" svg:width="0.395cm" svg:height="0.246cm" draw:transform="skewX (0.287281194878267) rotate (0.287281194878267) translate (7.88718125902496cm 24.0202325737675cm)" svg:viewBox="0 0 396 247" draw:points="0,191 299,0 396,56 98,247">
            <text:p/>
          </draw:polygon>
          <draw:polygon draw:style-name="gr121" draw:text-style-name="P8" draw:layer="layout" svg:width="1.841cm" svg:height="1.106cm" draw:transform="skewX (0.285012266850674) rotate (0.285186799775873) translate (7.20660917617247cm 22.6050176785272cm)" svg:viewBox="0 0 1842 1107" draw:points="0,532 811,0 1842,574 1030,1107">
            <text:p/>
          </draw:polygon>
          <draw:polygon draw:style-name="gr122" draw:text-style-name="P2" draw:layer="layout" svg:width="1.408cm" svg:height="0.855cm" draw:transform="skewX (0.285535865626272) rotate (0.285884931476671) translate (7.50151702272726cm 22.7009730623564cm)" svg:viewBox="0 0 1409 856" draw:points="0,459 696,0 1409,397 712,856">
            <text:p/>
          </draw:polygon>
          <draw:path draw:style-name="gr123" draw:text-style-name="P7" draw:layer="layout" svg:width="0.794cm" svg:height="0.663cm" draw:transform="skewX (0.285012266850674) rotate (0.285535865626272) translate (8.58588377079553cm 23.3683126950605cm)" svg:viewBox="0 0 795 664" svg:d="M657 162l29 18 27 18 22 20 19 21 16 21 6 11 5 11 5 10 4 12 2 11 2 11 1 11v11l-1 11-2 11-3 11-4 11-5 11-6 11-14 21-18 20-22 20-26 18-28 17-31 15-66 23-71 14-75 6-75-4-74-12-71-21-66-30-30-18-26-19-22-19-19-21-15-21-7-11-5-11-4-11-4-11-3-11-1-11-1-11v-11l1-12 2-11 3-11 4-11 5-10 6-11 14-21 18-21 22-19 26-19 29-17 30-14 66-23 71-15 74-5 75 3 74 13 71 21zM360 0zM434 664z">
            <text:p/>
          </draw:path>
          <draw:path draw:style-name="gr124" draw:text-style-name="P9" draw:layer="layout" svg:width="0.218cm" svg:height="0.192cm" draw:transform="skewX (0.282394272972682) rotate (0.282743338823081) translate (8.86404383185107cm 23.531643364189cm)" svg:viewBox="0 0 219 193" svg:d="M181 45l8 5 8 5 6 6 5 6 4 6 2 3 1 3 2 3 1 4v3l1 3v3 4 3l-1 3-1 3-1 3-1 4-2 3-4 6-5 6-6 6-7 5-7 5-9 5-18 7-20 4-21 2h-20l-21-3-20-6-9-4-9-4-8-5-7-5-6-6-6-6-4-6-1-3-2-3-1-4-1-3v-3l-1-3v-3-4-3l1-3 1-3 1-4 1-3 2-3 4-6 5-6 6-6 7-5 8-5 9-5 18-7 19-4 21-2h20l20 3 20 6 9 4zM100 0zM119 193z">
            <text:p/>
          </draw:path>
          <draw:polygon draw:style-name="gr125" draw:text-style-name="P5" draw:layer="layout" svg:width="1.239cm" svg:height="0.793cm" draw:transform="skewX (0.285361332701073) rotate (0.285012266850674) translate (9.244601387356cm 23.2625341597333cm)" svg:viewBox="0 0 1240 794" draw:points="0,736 1130,0 1240,58 110,794">
            <text:p/>
          </draw:polygon>
          <draw:path draw:style-name="gr126" draw:text-style-name="P2" draw:layer="layout" svg:width="0.339cm" svg:height="0.29cm" draw:transform="skewX (0.284139602224677) rotate (0.283616003449078) translate (9.76799808233709cm 22.9414592961786cm)" svg:viewBox="0 0 340 291" svg:d="M280 72l13 8 11 8 10 9 8 9 7 9 5 10 2 5 2 4 1 5 1 5v5 5 5l-1 5-1 4-2 5-2 5-2 4-6 10-8 8-9 9-11 8-12 7-13 6-28 10-30 6-32 2-32-1-32-6-31-9-28-14-13-8-11-8-10-9-8-9-7-9-3-5-2-5-2-5-2-5-1-4-1-5v-5-5-5l1-5 1-5 2-4 2-5 2-5 6-9 8-9 9-8 11-8 12-8 13-6 29-10 30-5 31-2 32 1 32 6 31 10zM152 0zM187 291z">
            <text:p/>
          </draw:path>
          <draw:path draw:style-name="gr126" draw:text-style-name="P2" draw:layer="layout" svg:width="0.335cm" svg:height="0.288cm" draw:transform="skewX (0.283790536374278) rotate (0.28326693759868) translate (9.43456003296035cm 23.2784301714039cm)" svg:viewBox="0 0 336 289" svg:d="M279 71l12 7 11 9 9 8 8 9 7 10 2 4 3 5 1 5 2 5 1 4 1 5v5 5l-1 5-1 4-1 5-2 5-2 5-2 4-6 9-8 9-9 9-11 8-12 7-13 6-29 10-30 6-31 2-32-2-31-5-30-9-14-6-14-7-12-8-11-8-10-9-8-9-6-9-3-5-2-4-2-5-1-5-1-5-1-5v-4-5l1-5 1-5 1-5 1-4 3-5 2-5 6-9 8-9 9-8 11-8 12-7 13-7 28-9 30-6 32-3 32 2 31 5 30 10 14 6zM154 0zM182 289z">
            <text:p/>
          </draw:path>
          <draw:polygon draw:style-name="gr127" draw:text-style-name="P12" draw:layer="layout" svg:width="0.746cm" svg:height="0.465cm" draw:transform="skewX (0.284488668075076) rotate (0.284837733925475) translate (8.66376394113038cm 22.8229777623881cm)" svg:viewBox="0 0 747 466" draw:points="0,299 451,0 747,167 295,466">
            <text:p/>
          </draw:polygon>
          <draw:polygon draw:style-name="gr128" draw:text-style-name="P12" draw:layer="layout" svg:width="0.752cm" svg:height="0.463cm" draw:transform="skewX (0.285186799775873) rotate (0.285535865626272) translate (8.99798859140866cm 22.9278414313562cm)" svg:viewBox="0 0 753 464" draw:points="0,297 453,0 753,167 300,464">
            <text:p/>
          </draw:polygon>
          <draw:polygon draw:style-name="gr129" draw:text-style-name="P12" draw:layer="layout" svg:width="0.567cm" svg:height="0.362cm" draw:transform="skewX (0.285884931476671) rotate (0.285012266850674) translate (8.18559499291027cm 23.3452461407508cm)" svg:viewBox="0 0 568 363" draw:points="0,298 454,0 568,65 115,363">
            <text:p/>
          </draw:polygon>
          <draw:polygon draw:style-name="gr127" draw:text-style-name="P12" draw:layer="layout" svg:width="0.565cm" svg:height="0.359cm" draw:transform="skewX (0.285535865626272) rotate (0.286583063177469) translate (8.31793185488956cm 23.3884256514132cm)" svg:viewBox="0 0 566 360" draw:points="0,296 452,0 566,65 114,360">
            <text:p/>
          </draw:polygon>
        </draw:g>
        <draw:custom-shape draw:style-name="gr130" draw:text-style-name="P20" draw:layer="layout" svg:width="0.412cm" svg:height="0.466cm" draw:transform="skewX (-0.13857914260835) rotate (-0.133692220702766) translate (9.844cm 22.665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1" draw:text-style-name="P20" draw:layer="layout" svg:width="0.412cm" svg:height="0.465cm" draw:transform="skewX (-0.141022603561142) rotate (-0.133692220702766) translate (9.648cm 22.861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0" draw:layer="layout" svg:width="0.412cm" svg:height="0.466cm" draw:transform="skewX (-0.13857914260835) rotate (-0.133692220702766) translate (9.452cm 23.057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0" draw:text-style-name="P20" draw:layer="layout" svg:width="0.412cm" svg:height="0.466cm" draw:transform="skewX (-0.140673537710743) rotate (-0.133692220702766) translate (9.256cm 23.252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1" draw:text-style-name="P20" draw:layer="layout" svg:width="0.412cm" svg:height="0.465cm" draw:transform="skewX (-0.141022603561142) rotate (-0.133692220702766) translate (9.06cm 23.448cm)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310.1361573373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32" draw:text-style-name="P21" draw:layer="layout" svg:width="0.338cm" svg:height="0.327cm" draw:transform="rotate (-0.0370009801422804) translate (8.733cm 21.326cm)">
          <text:p/>
          <draw:enhanced-geometry svg:viewBox="0 0 88 21600" draw:glue-points="44 ?f6 44 0 0 10800 44 21600 88 10800" draw:text-areas="0 ?f6 88 ?f3" draw:mirror-horizontal="true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5" draw:layer="layout" svg:width="0.346cm" svg:height="0.235cm" draw:transform="rotate (-1.57393791944849) translate (9.846cm 21.315cm)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33" draw:text-style-name="P22" draw:layer="layout" svg:width="0.151cm" svg:height="0.538cm" draw:transform="skewX (-0.00366519142918809) rotate (-1.57393791944849) translate (11.009cm 21.344cm)">
          <text:p/>
          <draw:enhanced-geometry svg:viewBox="0 0 21600 21600" draw:path-stretchpoint-x="10800" draw:path-stretchpoint-y="10800" draw:text-areas="?f3 ?f4 ?f5 ?f6" draw:mirror-horizontal="tru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42" draw:text-style-name="P1" draw:layer="layout" svg:width="0.873cm" svg:height="0.122cm" draw:transform="skewX (0.0136135681655558) rotate (-1.50429928229391) translate (11.1312608481562cm 21.4153784052495cm)" svg:viewBox="0 0 874 123" svg:d="M874 123c-295-185-920-142-871 0">
          <text:p/>
        </draw:path>
        <draw:path draw:style-name="gr42" draw:text-style-name="P1" draw:layer="layout" svg:width="0.873cm" svg:height="0.126cm" draw:transform="rotate (1.5088371383491) translate (10.3035852068514cm 22.3469273633844cm)" svg:viewBox="0 0 874 127" svg:d="M0 126c292-190 918-145 872 1">
          <text:p/>
        </draw:path>
        <draw:path draw:style-name="gr42" draw:text-style-name="P1" draw:layer="layout" svg:width="0.876cm" svg:height="0.109cm" draw:transform="skewX (0.0062831853071796) rotate (-1.50290301889232) translate (9.04894638217931cm 21.5876813187543cm)" svg:viewBox="0 0 877 110" svg:d="M877 5c-322-2-921-37-874 105">
          <text:p/>
        </draw:path>
        <draw:path draw:style-name="gr42" draw:text-style-name="P1" draw:layer="layout" svg:width="0.871cm" svg:height="0.084cm" draw:transform="rotate (1.5074408749475) translate (8.77309367948405cm 22.4866700379855cm)" svg:viewBox="0 0 872 85" svg:d="M0 68c383-53 915-130 869 17">
          <text:p/>
        </draw:path>
        <draw:path draw:style-name="gr42" draw:text-style-name="P1" draw:layer="layout" svg:width="0.873cm" svg:height="0.105cm" draw:transform="skewX (0.00628318530717959) rotate (-1.50499741399471) translate (9.81930908524881cm 21.5882924679263cm)" svg:viewBox="0 0 874 106" svg:d="M874 0c-321-1-666 42-874 106">
          <text:p/>
        </draw:path>
        <draw:path draw:style-name="gr42" draw:text-style-name="P1" draw:layer="layout" svg:width="0.868cm" svg:height="0.036cm" draw:transform="rotate (1.5083135395735) translate (9.59630274176369cm 22.487400169337cm)" svg:viewBox="0 0 869 37" svg:d="M0 18c384-53 638 27 869 18">
          <text:p/>
        </draw:path>
        <draw:custom-shape draw:style-name="gr134" draw:text-style-name="P15" draw:layer="layout" svg:width="1.962cm" svg:height="3.689cm" svg:x="12.134cm" svg:y="24.787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" draw:layer="layout" svg:width="1.962cm" svg:height="3.611cm" svg:x="12.134cm" svg:y="24.787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9" draw:layer="layout" svg:width="1.779cm" svg:height="2.591cm" svg:x="12.212cm" svg:y="25.179cm">
          <text:p/>
          <draw:enhanced-geometry svg:viewBox="0 0 21600 21600" draw:type="rectangle" draw:enhanced-path="M 0 0 L 21600 0 21600 21600 0 21600 0 0 Z N"/>
        </draw:custom-shape>
        <draw:polygon draw:style-name="gr137" draw:text-style-name="P26" draw:layer="layout" svg:width="0.313cm" svg:height="0.025cm" svg:x="12.997cm" svg:y="28.424cm" svg:viewBox="0 0 314 26" draw:points="52,26 0,0 314,0 262,26">
          <text:p/>
        </draw:polygon>
        <draw:g>
          <draw:custom-shape draw:style-name="gr138" draw:text-style-name="P30" draw:layer="layout" svg:width="2.705cm" svg:height="2.705cm" svg:x="9.59cm" svg:y="25.82cm">
            <text:p/>
            <draw:enhanced-geometry draw:mirror-horizontal="false" draw:mirror-vertical="false" draw:glue-point-type="segments" draw:type="mso-spt100" draw:modifiers="-45.6958659395088 -131.98721249581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39" draw:text-style-name="P6" draw:layer="layout" svg:width="2.343cm" svg:height="2.343cm" svg:x="9.764cm" svg:y="26.018cm">
            <text:p/>
            <draw:enhanced-geometry draw:mirror-horizontal="false" draw:mirror-vertical="false" draw:glue-point-type="segments" draw:type="mso-spt100" draw:modifiers="-45.6958659395088 -131.98721249581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40" draw:text-style-name="P30" draw:layer="layout" svg:width="1.927cm" svg:height="1.928cm" svg:x="9.984cm" svg:y="26.203cm">
            <text:p/>
            <draw:enhanced-geometry draw:mirror-horizontal="false" draw:mirror-vertical="false" draw:glue-point-type="segments" draw:type="mso-spt100" draw:modifiers="-45.6958659395088 -131.98721249581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41" draw:text-style-name="P6" draw:layer="layout" svg:width="1.554cm" svg:height="1.554cm" svg:x="10.165cm" svg:y="26.405cm">
            <text:p/>
            <draw:enhanced-geometry draw:mirror-horizontal="false" draw:mirror-vertical="false" draw:glue-point-type="segments" draw:type="mso-spt100" draw:modifiers="-45.6958659395088 -131.98721249581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42" draw:text-style-name="P30" draw:layer="layout" svg:width="1.171cm" svg:height="1.171cm" svg:x="10.364cm" svg:y="26.576cm">
            <text:p/>
            <draw:enhanced-geometry draw:mirror-horizontal="false" draw:mirror-vertical="false" draw:glue-point-type="segments" draw:type="mso-spt100" draw:modifiers="-45.6958659395088 -131.98721249581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43" draw:text-style-name="P6" draw:layer="layout" svg:width="0.752cm" svg:height="0.796cm" svg:x="10.569cm" svg:y="26.78cm">
            <text:p/>
            <draw:enhanced-geometry draw:mirror-horizontal="false" draw:mirror-vertical="false" draw:glue-point-type="segments" draw:type="mso-spt100" draw:modifiers="-45.6958659395088 -131.98721249581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44" draw:text-style-name="P31" draw:layer="layout" svg:width="0.349cm" svg:height="0.349cm" svg:x="10.774cm" svg:y="26.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4" draw:text-style-name="P12" draw:layer="layout" svg:width="0.225cm" svg:height="0.394cm" svg:x="3.225cm" svg:y="6.5cm">
          <text:p/>
          <draw:enhanced-geometry svg:viewBox="0 0 21600 21600" draw:type="rectangle" draw:enhanced-path="M 0 0 L 21600 0 21600 21600 0 21600 0 0 Z N"/>
        </draw:custom-shape>
        <draw:path draw:style-name="gr145" draw:text-style-name="P1" draw:layer="layout" svg:width="0.567cm" svg:height="1.391cm" draw:transform="rotate (1.24651415177435) translate (3.34209466192732cm 6.55834263146166cm)" svg:viewBox="0 0 568 1392" svg:d="M0 8c163-40 320 70 402 201 71 114 181 226 164 362-23 177-79 311-137 465l-16 160 16 133 21 63">
          <text:p/>
        </draw:path>
        <draw:path draw:style-name="gr146" draw:text-style-name="P1" draw:layer="layout" svg:width="0.567cm" svg:height="1.391cm" draw:transform="rotate (1.24651415177435) translate (3.24309466192732cm 6.45934263146166cm)" svg:viewBox="0 0 568 1392" svg:d="M0 8c163-40 320 70 402 201 71 114 181 226 164 362-23 177-79 311-137 465l-16 160 16 133 21 63">
          <text:p/>
        </draw:path>
        <draw:custom-shape draw:style-name="gr147" draw:text-style-name="P7" draw:layer="layout" svg:width="1.325cm" svg:height="1.95cm" svg:x="4.55cm" svg:y="5.37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9" draw:layer="layout" svg:width="1.025cm" svg:height="0.55cm" svg:x="4.7cm" svg:y="5.525cm">
          <text:p text:style-name="P10">3.3</text:p>
          <draw:enhanced-geometry svg:viewBox="0 0 21600 21600" draw:type="rectangle" draw:enhanced-path="M 0 0 L 21600 0 21600 21600 0 21600 0 0 Z N"/>
        </draw:custom-shape>
        <draw:custom-shape draw:style-name="gr149" draw:text-style-name="P15" draw:layer="layout" svg:width="1.025cm" svg:height="1.025cm" svg:x="4.675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4:41:09.463366470</meta:creation-date>
    <meta:editing-duration>PT6M28S</meta:editing-duration>
    <meta:editing-cycles>2</meta:editing-cycles>
    <meta:generator>LibreOffice/5.1.0.3$Linux_X86_64 LibreOffice_project/5e3e00a007d9b3b6efb6797a8b8e57b51ab1f737</meta:generator>
    <dc:date>2016-05-30T15:32:38.990056796</dc:date>
    <meta:document-statistic meta:object-count="379"/>
  </office:meta>
</office:document-meta>
</file>